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2" svg:font-family="Arial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4.763cm"/>
    </style:style>
    <style:style style:name="co13" style:family="table-column">
      <style:table-column-properties fo:break-before="auto" style:column-width="0.926cm"/>
    </style:style>
    <style:style style:name="co5" style:family="table-column">
      <style:table-column-properties fo:break-before="auto" style:column-width="5.53cm"/>
    </style:style>
    <style:style style:name="co6" style:family="table-column">
      <style:table-column-properties fo:break-before="auto" style:column-width="0.714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4.63cm"/>
    </style:style>
    <style:style style:name="co9" style:family="table-column">
      <style:table-column-properties fo:break-before="auto" style:column-width="4.683cm"/>
    </style:style>
    <style:style style:name="co14" style:family="table-column">
      <style:table-column-properties fo:break-before="auto" style:column-width="4.604cm"/>
    </style:style>
    <style:style style:name="co15" style:family="table-column">
      <style:table-column-properties fo:break-before="auto" style:column-width="6.429cm"/>
    </style:style>
    <style:style style:name="co16" style:family="table-column">
      <style:table-column-properties fo:break-before="auto" style:column-width="4.419cm"/>
    </style:style>
    <style:style style:name="co17" style:family="table-column">
      <style:table-column-properties fo:break-before="auto" style:column-width="4.392cm"/>
    </style:style>
    <style:style style:name="ro20" style:family="table-row">
      <style:table-row-properties style:row-height="0.635cm" fo:break-before="auto" style:use-optimal-row-height="true"/>
    </style:style>
    <style:style style:name="ro21" style:family="table-row">
      <style:table-row-properties style:row-height="0.503cm" fo:break-before="auto" style:use-optimal-row-height="true"/>
    </style:style>
    <style:style style:name="ro22" style:family="table-row">
      <style:table-row-properties style:row-height="1.799cm" fo:break-before="auto" style:use-optimal-row-height="true"/>
    </style:style>
    <style:style style:name="ro23" style:family="table-row">
      <style:table-row-properties style:row-height="0.556cm" fo:break-before="auto" style:use-optimal-row-height="true"/>
    </style:style>
    <style:style style:name="ro24" style:family="table-row">
      <style:table-row-properties style:row-height="0.847cm" fo:break-before="auto" style:use-optimal-row-height="true"/>
    </style:style>
    <style:style style:name="ro25" style:family="table-row">
      <style:table-row-properties style:row-height="0.9cm" fo:break-before="auto" style:use-optimal-row-height="true"/>
    </style:style>
    <style:style style:name="ro26" style:family="table-row">
      <style:table-row-properties style:row-height="1.005cm" fo:break-before="auto" style:use-optimal-row-height="true"/>
    </style:style>
    <style:style style:name="ro27" style:family="table-row">
      <style:table-row-properties style:row-height="1.508cm" fo:break-before="auto" style:use-optimal-row-height="true"/>
    </style:style>
    <style:style style:name="ro28" style:family="table-row">
      <style:table-row-properties style:row-height="1.085cm" fo:break-before="auto" style:use-optimal-row-height="false"/>
    </style:style>
    <style:style style:name="ro29" style:family="table-row">
      <style:table-row-properties style:row-height="0.423cm" fo:break-before="auto" style:use-optimal-row-height="false"/>
    </style:style>
    <style:style style:name="ro30" style:family="table-row">
      <style:table-row-properties style:row-height="0.714cm" fo:break-before="auto" style:use-optimal-row-height="false"/>
    </style:style>
    <style:style style:name="ro31" style:family="table-row">
      <style:table-row-properties style:row-height="0.9cm" fo:break-before="auto" style:use-optimal-row-height="false"/>
    </style:style>
    <style:style style:name="ro32" style:family="table-row">
      <style:table-row-properties style:row-height="0.556cm" fo:break-before="auto" style:use-optimal-row-height="false"/>
    </style:style>
    <style:style style:name="ro33" style:family="table-row">
      <style:table-row-properties style:row-height="0.794cm" fo:break-before="auto" style:use-optimal-row-height="false"/>
    </style:style>
    <style:style style:name="ro34" style:family="table-row">
      <style:table-row-properties style:row-height="0.767cm" fo:break-before="auto" style:use-optimal-row-height="false"/>
    </style:style>
    <style:style style:name="ro35" style:family="table-row">
      <style:table-row-properties style:row-height="0.529cm" fo:break-before="auto" style:use-optimal-row-height="false"/>
    </style:style>
    <style:style style:name="ro36" style:family="table-row">
      <style:table-row-properties style:row-height="0.661cm" fo:break-before="auto" style:use-optimal-row-height="false"/>
    </style:style>
    <style:style style:name="ro37" style:family="table-row">
      <style:table-row-properties style:row-height="0.318cm" fo:break-before="auto" style:use-optimal-row-height="false"/>
    </style:style>
    <style:style style:name="ro38" style:family="table-row">
      <style:table-row-properties style:row-height="1.402cm" fo:break-before="auto" style:use-optimal-row-height="false"/>
    </style:style>
    <style:style style:name="ro39" style:family="table-row">
      <style:table-row-properties style:row-height="0.741cm" fo:break-before="auto" style:use-optimal-row-height="false"/>
    </style:style>
    <style:style style:name="ro40" style:family="table-row">
      <style:table-row-properties style:row-height="0.623cm" fo:break-before="auto" style:use-optimal-row-height="true"/>
    </style:style>
    <style:style style:name="ro41" style:family="table-row">
      <style:table-row-properties style:row-height="0.538cm" fo:break-before="auto" style:use-optimal-row-height="true"/>
    </style:style>
    <style:style style:name="ro42" style:family="table-row">
      <style:table-row-properties style:row-height="0.582cm" fo:break-before="auto" style:use-optimal-row-height="false"/>
    </style:style>
    <style:style style:name="ro43" style:family="table-row">
      <style:table-row-properties style:row-height="1.164cm" fo:break-before="auto" style:use-optimal-row-height="false"/>
    </style:style>
    <style:style style:name="ro44" style:family="table-row">
      <style:table-row-properties style:row-height="1.429cm" fo:break-before="auto" style:use-optimal-row-height="false"/>
    </style:style>
    <style:style style:name="ro45" style:family="table-row">
      <style:table-row-properties style:row-height="1.005cm" fo:break-before="auto" style:use-optimal-row-height="false"/>
    </style:style>
    <style:style style:name="ro46" style:family="table-row">
      <style:table-row-properties style:row-height="0.397cm" fo:break-before="auto" style:use-optimal-row-height="false"/>
    </style:style>
    <style:style style:name="ro47" style:family="table-row">
      <style:table-row-properties style:row-height="0.781cm" fo:break-before="auto" style:use-optimal-row-height="false"/>
    </style:style>
    <style:style style:name="ro48" style:family="table-row">
      <style:table-row-properties style:row-height="1.482cm" fo:break-before="auto" style:use-optimal-row-height="false"/>
    </style:style>
    <style:style style:name="ro49" style:family="table-row">
      <style:table-row-properties style:row-height="1.217cm" fo:break-before="auto" style:use-optimal-row-height="false"/>
    </style:style>
    <style:style style:name="ro50" style:family="table-row">
      <style:table-row-properties style:row-height="2.566cm" fo:break-before="auto" style:use-optimal-row-height="false"/>
    </style:style>
    <style:style style:name="ro51" style:family="table-row">
      <style:table-row-properties style:row-height="2.223cm" fo:break-before="auto" style:use-optimal-row-height="false"/>
    </style:style>
    <style:style style:name="ro52" style:family="table-row">
      <style:table-row-properties style:row-height="1.138cm" fo:break-before="auto" style:use-optimal-row-height="false"/>
    </style:style>
    <style:style style:name="ro53" style:family="table-row">
      <style:table-row-properties style:row-height="1.455cm" fo:break-before="auto" style:use-optimal-row-height="false"/>
    </style:style>
    <style:style style:name="ro54" style:family="table-row">
      <style:table-row-properties style:row-height="2.408cm" fo:break-before="auto" style:use-optimal-row-height="false"/>
    </style:style>
    <style:style style:name="ro55" style:family="table-row">
      <style:table-row-properties style:row-height="1.693cm" fo:break-before="auto" style:use-optimal-row-height="false"/>
    </style:style>
    <style:style style:name="ro56" style:family="table-row">
      <style:table-row-properties style:row-height="0.476cm" fo:break-before="auto" style:use-optimal-row-height="false"/>
    </style:style>
    <style:style style:name="ro57" style:family="table-row">
      <style:table-row-properties style:row-height="0.212cm" fo:break-before="auto" style:use-optimal-row-height="false"/>
    </style:style>
    <style:style style:name="ro58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font-name="Arial2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ce100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start" fo:margin-left="0cm"/>
      <style:text-properties fo:color="#ff0000" fo:font-size="10pt" style:font-size-asian="10pt" style:font-size-complex="10pt"/>
    </style:style>
    <style:style style:name="ce101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start" fo:margin-left="0cm"/>
    </style:style>
    <style:style style:name="ce102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none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3" style:family="table-cell" style:parent-style-name="Default" style:data-style-name="N0">
      <style:table-cell-properties fo:border-bottom="none" fo:border-left="none" fo:border-right="none" fo:border-top="0.002cm solid #000000"/>
      <style:text-properties style:font-name="Arial2" fo:font-size="10pt" style:font-name-asian="Arial2" style:font-size-asian="10pt" style:font-name-complex="Arial2" style:font-size-complex="10pt"/>
    </style:style>
    <style:style style:name="ce104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0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Default" style:data-style-name="N100">
      <style:table-cell-properties fo:border-bottom="0.002cm solid #000000" fo:border-left="0.002cm solid #000000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07" style:family="table-cell" style:parent-style-name="Default" style:data-style-name="N100">
      <style:table-cell-properties fo:border-bottom="0.002cm solid #000000" fo:border-left="0.002cm solid #000000" fo:border-right="0.002cm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08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09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110" style:family="table-cell" style:parent-style-name="Default" style:data-style-name="N0">
      <style:table-cell-properties fo:border-bottom="0.002cm solid #000000" fo:background-color="#ffff00" style:cell-protect="none" style:print-content="true" fo:border-left="none" fo:border-right="0.002cm solid #000000" fo:border-top="none"/>
      <style:text-properties fo:color="#ffff00" fo:font-size="10pt" style:font-size-asian="10pt" style:font-size-complex="10pt"/>
    </style:style>
    <style:style style:name="ce111" style:family="table-cell" style:parent-style-name="Default" style:data-style-name="N0">
      <style:table-cell-properties fo:border-bottom="0.002cm solid #000000" style:cell-protect="none" style:print-content="true" fo:border-left="none" fo:border-right="0.002cm solid #000000" fo:border-top="none"/>
    </style:style>
    <style:style style:name="ce112" style:family="table-cell" style:parent-style-name="Default" style:data-style-name="N0">
      <style:table-cell-properties fo:border-bottom="0.002cm solid #000000" fo:background-color="transparent" fo:border-left="none" fo:border-right="0.002cm solid #000000" fo:border-top="0.002cm solid #000000"/>
    </style:style>
    <style:style style:name="ce113" style:family="table-cell" style:parent-style-name="Default" style:data-style-name="N0">
      <style:table-cell-properties fo:border-bottom="0.002cm solid #000000" fo:background-color="#00ffff" fo:border-left="none" fo:border-right="0.002cm solid #000000" fo:border-top="0.002cm solid #000000"/>
    </style:style>
    <style:style style:name="ce114" style:family="table-cell" style:parent-style-name="Default" style:data-style-name="N0">
      <style:table-cell-properties fo:border-bottom="0.002cm solid #000000" fo:border-left="none" fo:border-right="0.002cm solid #000000" fo:border-top="none"/>
    </style:style>
    <style:style style:name="ce115" style:family="table-cell" style:parent-style-name="Default" style:data-style-name="N0">
      <style:table-cell-properties fo:background-color="#00ffff"/>
    </style:style>
    <style:style style:name="ce116" style:family="table-cell" style:parent-style-name="Default" style:data-style-name="N0">
      <style:table-cell-properties fo:background-color="#00ff00"/>
    </style:style>
    <style:style style:name="ce117" style:family="table-cell" style:parent-style-name="Default" style:data-style-name="N0">
      <style:table-cell-properties fo:background-color="#ff9900"/>
    </style:style>
    <style:style style:name="ce118" style:family="table-cell" style:parent-style-name="Default" style:data-style-name="N106">
      <style:table-cell-properties fo:border-bottom="0.002cm solid #000000" fo:border-left="none" fo:border-right="0.002cm solid #000000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19" style:family="table-cell" style:parent-style-name="Default" style:data-style-name="N106">
      <style:table-cell-properties fo:border-bottom="0.002cm solid #000000" fo:border-left="0.002cm solid #000000" fo:border-right="0.002cm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20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21" style:family="table-cell" style:parent-style-name="Default" style:data-style-name="N0">
      <style:table-cell-properties fo:border-bottom="0.002cm solid #000000" fo:background-color="#ffff00" style:cell-protect="none" style:print-content="true" fo:border-left="0.002cm solid #000000" fo:border-right="0.002cm solid #000000" fo:border-top="none"/>
      <style:text-properties fo:color="#ffff00" fo:font-size="10pt" style:font-size-asian="10pt" style:font-size-complex="10pt"/>
    </style:style>
    <style:style style:name="ce122" style:family="table-cell" style:parent-style-name="Default" style:data-style-name="N0">
      <style:table-cell-properties fo:border-bottom="0.002cm solid #000000" style:cell-protect="none" style:print-content="true" fo:border-left="0.002cm solid #000000" fo:border-right="0.002cm solid #000000" fo:border-top="none"/>
    </style:style>
    <style:style style:name="ce123" style:family="table-cell" style:parent-style-name="Default" style:data-style-name="N0">
      <style:table-cell-properties fo:background-color="transparent" fo:border="0.002cm solid #000000"/>
    </style:style>
    <style:style style:name="ce124" style:family="table-cell" style:parent-style-name="Default" style:data-style-name="N0">
      <style:table-cell-properties fo:background-color="#00ffff" fo:border="0.002cm solid #000000"/>
    </style:style>
    <style:style style:name="ce125" style:family="table-cell" style:parent-style-name="Default" style:data-style-name="N0">
      <style:table-cell-properties fo:border-bottom="0.002cm solid #000000" style:cell-protect="none" style:print-content="true" fo:background-color="transparent" fo:border-left="0.002cm solid #000000" fo:border-right="0.002cm solid #000000" fo:border-top="none"/>
    </style:style>
    <style:style style:name="ce126" style:family="table-cell" style:parent-style-name="Default" style:data-style-name="N0">
      <style:table-cell-properties fo:border-bottom="0.002cm solid #000000" fo:background-color="transparent" fo:border-left="0.002cm solid #000000" fo:border-right="0.002cm solid #000000" fo:border-top="none"/>
    </style:style>
    <style:style style:name="ce127" style:family="table-cell" style:parent-style-name="Default" style:data-style-name="N100">
      <style:table-cell-properties fo:border-bottom="0.002cm solid #000000" fo:border-left="none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28" style:family="table-cell" style:parent-style-name="Default" style:data-style-name="N0">
      <style:table-cell-properties fo:border-bottom="0.002cm solid #000000" fo:background-color="#ccffcc" style:cell-protect="none" style:print-content="true" fo:border-left="0.002cm solid #000000" fo:border-right="0.002cm solid #000000" fo:border-top="none"/>
      <style:text-properties fo:font-size="10pt" style:font-size-asian="10pt" style:font-size-complex="10pt"/>
    </style:style>
    <style:style style:name="ce129" style:family="table-cell" style:parent-style-name="Default" style:data-style-name="N0">
      <style:table-cell-properties fo:border-bottom="0.002cm solid #000000" fo:background-color="#00ffff" style:text-align-source="fix" style:repeat-content="false" fo:border-left="none" fo:padding-bottom="0.035cm" fo:padding-left="0.035cm" fo:padding-right="0cm" fo:padding-top="0.035cm" fo:border-right="0.002cm solid #000000" fo:border-top="0.002cm solid #000000" style:vertical-align="automatic"/>
      <style:paragraph-properties fo:text-align="end"/>
    </style:style>
    <style:style style:name="ce130" style:family="table-cell" style:parent-style-name="Default" style:data-style-name="N0">
      <style:table-cell-properties fo:border-bottom="0.002cm solid #000000" fo:background-color="#ccffcc" style:cell-protect="none" style:print-content="true" fo:border-left="0.002cm solid #000000" fo:border-right="0.002cm solid #000000" fo:border-top="none"/>
    </style:style>
    <style:style style:name="ce131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32" style:family="table-cell" style:parent-style-name="Default" style:data-style-name="N0">
      <style:table-cell-properties fo:border-bottom="0.002cm solid #000000" fo:background-color="transparent" fo:border-left="0.002cm solid #000000" fo:border-right="none" fo:border-top="0.002cm solid #000000"/>
    </style:style>
    <style:style style:name="ce133" style:family="table-cell" style:parent-style-name="Default" style:data-style-name="N0">
      <style:table-cell-properties fo:border-bottom="0.002cm solid #000000" style:cell-protect="none" style:print-content="true" fo:background-color="transparent" fo:border-left="0.002cm solid #000000" fo:border-right="none" fo:border-top="none"/>
    </style:style>
    <style:style style:name="ce134" style:family="table-cell" style:parent-style-name="Default" style:data-style-name="N0">
      <style:table-cell-properties fo:border-bottom="0.002cm solid #000000" fo:background-color="#ccffcc" style:cell-protect="none" style:print-content="true" fo:border-left="0.002cm solid #000000" fo:border-right="none" fo:border-top="none"/>
    </style:style>
    <style:style style:name="ce135" style:family="table-cell" style:parent-style-name="Default" style:data-style-name="N0">
      <style:table-cell-properties fo:background-color="#ff9900" fo:border="0.002cm solid #000000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7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65" style:family="table-cell" style:parent-style-name="Default" style:data-style-name="N0">
      <style:table-cell-properties fo:border="0.002cm solid #000000"/>
    </style:style>
    <style:style style:name="ce8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order-bottom="none" fo:border-left="0.002cm solid #000000" fo:border-right="none" fo:border-top="0.002cm solid #000000"/>
      <style:text-properties style:font-name="Arial2" fo:font-size="10pt" style:font-name-asian="Arial2" style:font-size-asian="10pt" style:font-name-complex="Arial2" style:font-size-complex="10pt"/>
    </style:style>
    <style:style style:name="ce88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9" style:family="table-cell" style:parent-style-name="Default" style:data-style-name="N100">
      <style:table-cell-properties fo:border-bottom="0.002cm solid #000000" fo:wrap-option="wrap" fo:border-left="0.002cm solid #000000" fo:border-right="none" fo:border-top="0.002cm solid #000000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0" style:family="table-cell" style:parent-style-name="Default" style:data-style-name="N100">
      <style:table-cell-properties fo:border-bottom="0.002cm solid #000000" fo:background-color="#ffff99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1" style:family="table-cell" style:parent-style-name="Default" style:data-style-name="N100">
      <style:table-cell-properties fo:border-bottom="0.002cm solid #000000" fo:background-color="#ccffcc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2" style:family="table-cell" style:parent-style-name="Default" style:data-style-name="N100">
      <style:table-cell-properties fo:border-bottom="0.002cm solid #000000" fo:background-color="#ccffff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3" style:family="table-cell" style:parent-style-name="Default" style:data-style-name="N100">
      <style:table-cell-properties fo:border-bottom="0.002cm solid #000000" fo:background-color="#ffcc99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4" style:family="table-cell" style:parent-style-name="Default" style:data-style-name="N100">
      <style:table-cell-properties fo:border-bottom="0.002cm solid #000000" fo:background-color="#ff99cc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5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6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  <style:text-properties style:font-name="Arial2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ce9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</style:style>
    <style:style style:name="ce98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99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  <style:text-properties fo:color="#ff0000" fo:font-size="10pt" style:font-size-asian="10pt" style:font-size-complex="10pt"/>
    </style:style>
    <style:style style:name="ce136" style:family="table-cell" style:parent-style-name="Default" style:data-style-name="N0">
      <style:table-cell-properties fo:border-bottom="none" fo:background-color="transparent" fo:border-left="none" fo:border-right="0.002cm solid #000000" fo:border-top="none"/>
    </style:style>
    <style:style style:name="ce13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02cm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8" style:family="table-cell" style:parent-style-name="Default" style:data-style-name="N0">
      <style:table-cell-properties fo:border-bottom="0.002cm solid #000000" fo:background-color="#ff0000" fo:border-left="none" fo:border-right="0.002cm solid #000000" fo:border-top="0.002cm solid #000000"/>
    </style:style>
    <style:style style:name="ce139" style:family="table-cell" style:parent-style-name="Default" style:data-style-name="N0">
      <style:table-cell-properties fo:background-color="#00ff00" fo:border="0.002cm solid #000000"/>
    </style:style>
    <style:style style:name="ce140" style:family="table-cell" style:parent-style-name="Default" style:data-style-name="N0">
      <style:table-cell-properties fo:border-bottom="none" fo:background-color="transparent" fo:border-left="none" fo:border-right="none" fo:border-top="0.002cm solid #000000"/>
    </style:style>
    <style:style style:name="ce141" style:family="table-cell" style:parent-style-name="Default" style:data-style-name="N0">
      <style:table-cell-properties fo:border-bottom="0.002cm solid #000000" style:cell-protect="none" style:print-content="true" fo:background-color="transparent" fo:border-left="none" fo:border-right="0.002cm solid #000000" fo:border-top="none"/>
    </style:style>
    <style:style style:name="ce142" style:family="table-cell" style:parent-style-name="Default" style:data-style-name="N0">
      <style:table-cell-properties fo:border-bottom="0.002cm solid #000000" fo:background-color="#ccffff" style:cell-protect="none" style:print-content="true" fo:border-left="none" fo:border-right="0.002cm solid #000000" fo:border-top="none"/>
    </style:style>
    <style:style style:name="ce143" style:family="table-cell" style:parent-style-name="Default" style:data-style-name="N0">
      <style:table-cell-properties fo:border-bottom="0.002cm solid #000000" fo:background-color="#ccffff" style:cell-protect="none" style:print-content="true" fo:border-left="0.002cm solid #000000" fo:border-right="0.002cm solid #000000" fo:border-top="none"/>
    </style:style>
    <style:style style:name="ce144" style:family="table-cell" style:parent-style-name="Default" style:data-style-name="N0">
      <style:table-cell-properties fo:border-bottom="0.002cm solid #000000" fo:background-color="#ff9900" style:cell-protect="none" style:print-content="true" fo:border-left="0.002cm solid #000000" fo:border-right="0.002cm solid #000000" fo:border-top="none"/>
    </style:style>
    <style:style style:name="ce145" style:family="table-cell" style:parent-style-name="Default" style:data-style-name="N106">
      <style:table-cell-properties fo:border-bottom="0.002cm solid #000000" fo:border-left="none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46" style:family="table-cell" style:parent-style-name="Default" style:data-style-name="N0">
      <style:table-cell-properties fo:border-bottom="0.002cm solid #000000" fo:background-color="#ff99cc" style:cell-protect="none" style:print-content="true" fo:border-left="0.002cm solid #000000" fo:border-right="0.002cm solid #000000" fo:border-top="none"/>
    </style:style>
    <style:style style:name="ce147" style:family="table-cell" style:parent-style-name="Default" style:data-style-name="N0">
      <style:table-cell-properties fo:border-bottom="0.002cm solid #000000" fo:background-color="#ff99cc" fo:border-left="0.002cm solid #000000" fo:border-right="0.002cm solid #000000" fo:border-top="none"/>
    </style:style>
    <style:style style:name="ce148" style:family="table-cell" style:parent-style-name="Default" style:data-style-name="N0">
      <style:table-cell-properties fo:background-color="transparent"/>
      <style:text-properties style:font-name="Arial2" fo:font-size="10pt" style:font-name-asian="Arial2" style:font-size-asian="10pt" style:font-name-complex="Arial2" style:font-size-complex="10pt"/>
    </style:style>
    <style:style style:name="ce149" style:family="table-cell" style:parent-style-name="Default" style:data-style-name="N100">
      <style:table-cell-properties fo:border-bottom="0.002cm solid #000000" fo:border-left="none" fo:border-right="0.002cm solid #000000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50" style:family="table-cell" style:parent-style-name="Default" style:data-style-name="N0">
      <style:table-cell-properties fo:background-color="#ff6600" fo:border="0.002cm solid #000000"/>
      <style:text-properties style:font-name="Arial2" fo:font-size="10pt" style:font-name-asian="Arial2" style:font-size-asian="10pt" style:font-name-complex="Arial2" style:font-size-complex="10pt"/>
    </style:style>
    <style:style style:name="ce7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8" style:family="table-cell" style:parent-style-name="Default" style:data-style-name="N0">
      <style:table-cell-properties fo:border-bottom="none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79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80" style:family="table-cell" style:parent-style-name="Default" style:data-style-name="N100">
      <style:table-cell-properties fo:border-bottom="0.002cm solid #000000" fo:wrap-option="wrap" fo:border-left="0.002cm solid #000000" fo:border-right="none" fo:border-top="0.002cm solid #000000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1" style:family="table-cell" style:parent-style-name="Default" style:data-style-name="N100">
      <style:table-cell-properties fo:border-bottom="0.002cm solid #000000" fo:background-color="#ffff99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2" style:family="table-cell" style:parent-style-name="Default" style:data-style-name="N100">
      <style:table-cell-properties fo:border-bottom="0.002cm solid #000000" fo:background-color="#00cc00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3" style:family="table-cell" style:parent-style-name="Default" style:data-style-name="N100">
      <style:table-cell-properties fo:border-bottom="0.002cm solid #000000" fo:background-color="#00ffff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4" style:family="table-cell" style:parent-style-name="Default" style:data-style-name="N100">
      <style:table-cell-properties fo:border-bottom="0.002cm solid #000000" fo:background-color="#ff00ff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5" style:family="table-cell" style:parent-style-name="Default" style:data-style-name="N100">
      <style:table-cell-properties fo:border-bottom="0.002cm solid #000000" fo:background-color="#ffcc99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1" style:family="table-cell" style:parent-style-name="Default" style:data-style-name="N100">
      <style:table-cell-properties fo:border-bottom="0.002cm solid #000000" fo:background-color="#bfbfbf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2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middle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3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middle"/>
      <style:text-properties style:font-name="Arial2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ce154" style:family="table-cell" style:parent-style-name="Default" style:data-style-name="N0">
      <style:table-cell-properties fo:border-bottom="0.002cm solid #000000" fo:background-color="#d9d9d9" fo:wrap-option="wrap" fo:border-left="0.002cm solid #000000" fo:border-right="none" fo:border-top="0.002cm solid #000000" style:vertical-align="middle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/>
    </style:style>
    <style:style style:name="ce157" style:family="table-cell" style:parent-style-name="Default" style:data-style-name="N0">
      <style:table-cell-properties fo:border-bottom="0.002cm solid #000000" fo:background-color="#d9d9d9" style:text-align-source="fix" style:repeat-content="false" fo:wrap-option="wrap" fo:border-left="0.002cm solid #000000" fo:border-right="none" fo:border-top="0.002cm solid #000000" style:vertical-align="middl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8" style:family="table-cell" style:parent-style-name="Default" style:data-style-name="N0">
      <style:table-cell-properties fo:border-bottom="0.002cm solid #000000" fo:background-color="#d9d9d9" style:text-align-source="fix" style:repeat-content="false" fo:wrap-option="wrap" fo:border-left="0.002cm solid #000000" fo:border-right="none" fo:border-top="0.002cm solid #000000" style:vertical-align="middle"/>
      <style:paragraph-properties fo:text-align="start" fo:margin-left="0cm"/>
    </style:style>
    <style:style style:name="ce159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center"/>
    </style:style>
    <style:style style:name="ce160" style:family="table-cell" style:parent-style-name="Default" style:data-style-name="N0">
      <style:table-cell-properties fo:background-color="#ff6600" style:text-align-source="fix" style:repeat-content="false" fo:wrap-option="wrap" fo:border="0.002cm solid #000000" style:vertical-align="middle"/>
      <style:paragraph-properties fo:text-align="start" fo:margin-left="0cm"/>
    </style:style>
    <style:style style:name="ce161" style:family="table-cell" style:parent-style-name="Default" style:data-style-name="N0">
      <style:table-cell-properties fo:wrap-option="wrap" style:vertical-align="automatic"/>
    </style:style>
    <style:style style:name="ce162" style:family="table-cell" style:parent-style-name="Default" style:data-style-name="N0">
      <style:table-cell-properties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0">
      <style:table-cell-properties fo:border-bottom="none" fo:border-left="none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64" style:family="table-cell" style:parent-style-name="Default" style:data-style-name="N0">
      <style:table-cell-properties fo:border-bottom="0.002cm solid #000000" fo:border-left="0.002cm solid #000000" fo:border-right="none" fo:border-top="0.002cm solid #000000" style:vertical-align="middle"/>
    </style:style>
    <style:style style:name="ce165" style:family="table-cell" style:parent-style-name="Default" style:data-style-name="N0">
      <style:table-cell-properties fo:border-bottom="0.002cm solid #000000" fo:border-left="0.002cm solid #000000" fo:border-right="0.002cm solid #000000" fo:border-top="none" style:vertical-align="middle"/>
    </style:style>
    <style:style style:name="ce166" style:family="table-cell" style:parent-style-name="Default" style:data-style-name="N0">
      <style:table-cell-properties fo:border-bottom="0.002cm solid #000000" fo:background-color="#bfbfbf" fo:border-left="0.002cm solid #000000" fo:border-right="0.002cm solid #000000" fo:border-top="none" style:vertical-align="middle"/>
    </style:style>
    <style:style style:name="ce167" style:family="table-cell" style:parent-style-name="Default" style:data-style-name="N0">
      <style:table-cell-properties fo:border="0.002cm solid #000000" style:vertical-align="middle"/>
    </style:style>
    <style:style style:name="ce168" style:family="table-cell" style:parent-style-name="Default" style:data-style-name="N0">
      <style:table-cell-properties fo:background-color="#d9d9d9" fo:border="0.002cm solid #000000" style:vertical-align="middle"/>
    </style:style>
    <style:style style:name="ce169" style:family="table-cell" style:parent-style-name="Default" style:data-style-name="N0">
      <style:table-cell-properties fo:border-bottom="0.002cm solid #000000" fo:background-color="#d9d9d9" fo:border-left="0.002cm solid #000000" fo:border-right="0.002cm solid #000000" fo:border-top="none" style:vertical-align="middle"/>
    </style:style>
    <style:style style:name="ce170" style:family="table-cell" style:parent-style-name="Default" style:data-style-name="N0">
      <style:table-cell-properties fo:border-bottom="none" fo:border-left="0.002cm solid #000000" fo:border-right="0.002cm solid #000000" fo:border-top="0.002cm solid #000000" style:vertical-align="middle"/>
    </style:style>
    <style:style style:name="ce171" style:family="table-cell" style:parent-style-name="Default" style:data-style-name="N100">
      <style:table-cell-properties fo:border-bottom="0.002cm solid #000000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72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73" style:family="table-cell" style:parent-style-name="Default" style:data-style-name="N0">
      <style:table-cell-properties fo:background-color="#ffff00" fo:border="0.002cm solid #000000" style:vertical-align="middle"/>
      <style:text-properties fo:font-size="10pt" style:font-size-asian="10pt" style:font-size-complex="10pt"/>
    </style:style>
    <style:style style:name="ce174" style:family="table-cell" style:parent-style-name="Default" style:data-style-name="N0">
      <style:table-cell-properties fo:background-color="transparent" fo:border="0.002cm solid #000000" style:vertical-align="middle"/>
    </style:style>
    <style:style style:name="ce175" style:family="table-cell" style:parent-style-name="Default" style:data-style-name="N0">
      <style:table-cell-properties fo:border-bottom="0.002cm solid #000000" fo:background-color="#bfbfbf" fo:border-left="none" fo:border-right="0.002cm solid #000000" fo:border-top="none" style:vertical-align="middle"/>
    </style:style>
    <style:style style:name="ce176" style:family="table-cell" style:parent-style-name="Default" style:data-style-name="N0">
      <style:table-cell-properties fo:background-color="#00b0f0" fo:border="0.002cm solid #000000" style:vertical-align="middle"/>
    </style:style>
    <style:style style:name="ce177" style:family="table-cell" style:parent-style-name="Default" style:data-style-name="N0">
      <style:table-cell-properties fo:border-bottom="0.002cm solid #000000" fo:background-color="transparent" fo:border-left="0.002cm solid #000000" fo:border-right="none" fo:border-top="0.002cm solid #000000" style:vertical-align="middle"/>
    </style:style>
    <style:style style:name="ce178" style:family="table-cell" style:parent-style-name="Default" style:data-style-name="N0">
      <style:table-cell-properties fo:border-bottom="0.002cm solid #000000" fo:background-color="#00cc33" fo:border-left="0.002cm solid #000000" fo:border-right="none" fo:border-top="0.002cm solid #000000" style:vertical-align="middle"/>
    </style:style>
    <style:style style:name="ce179" style:family="table-cell" style:parent-style-name="Default" style:data-style-name="N0">
      <style:table-cell-properties fo:background-color="#00b0f0"/>
    </style:style>
    <style:style style:name="ce180" style:family="table-cell" style:parent-style-name="Default" style:data-style-name="N0">
      <style:table-cell-properties fo:background-color="#92d050"/>
    </style:style>
    <style:style style:name="ce181" style:family="table-cell" style:parent-style-name="Default" style:data-style-name="N0">
      <style:table-cell-properties fo:background-color="transparent" fo:border="0.002cm solid #000000" style:vertical-align="middle"/>
      <style:text-properties fo:font-size="10pt" style:font-size-asian="10pt" style:font-size-complex="10pt"/>
    </style:style>
    <style:style style:name="ce182" style:family="table-cell" style:parent-style-name="Default" style:data-style-name="N0">
      <style:table-cell-properties fo:background-color="#00cc00" fo:border="0.002cm solid #000000" style:vertical-align="middle"/>
    </style:style>
    <style:style style:name="ce183" style:family="table-cell" style:parent-style-name="Default" style:data-style-name="N106">
      <style:table-cell-properties fo:border-bottom="0.002cm solid #000000" fo:border-left="none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4" style:family="table-cell" style:parent-style-name="Default" style:data-style-name="N0">
      <style:table-cell-properties fo:background-color="transparent" fo:border="0.002cm solid #000000" style:vertical-align="middle"/>
      <style:text-properties fo:color="#ffff00" fo:font-size="10pt" style:font-size-asian="10pt" style:font-size-complex="10pt"/>
    </style:style>
    <style:style style:name="ce185" style:family="table-cell" style:parent-style-name="Default" style:data-style-name="N0">
      <style:table-cell-properties fo:border-bottom="none" fo:background-color="#d9d9d9" fo:border-left="0.002cm solid #000000" fo:border-right="0.002cm solid #000000" fo:border-top="0.002cm solid #000000" style:vertical-align="middle"/>
    </style:style>
    <style:style style:name="ce186" style:family="table-cell" style:parent-style-name="Default" style:data-style-name="N0">
      <style:table-cell-properties fo:background-color="#00cc33" fo:wrap-option="wrap" fo:border="0.002cm solid #000000" style:vertical-align="middle"/>
    </style:style>
    <style:style style:name="ce187" style:family="table-cell" style:parent-style-name="Default" style:data-style-name="N0">
      <style:table-cell-properties fo:border-bottom="0.002cm solid #000000" fo:background-color="#00cc33" fo:border-left="0.002cm solid #000000" fo:border-right="none" fo:border-top="0.002cm solid #000000"/>
      <style:text-properties fo:color="#009900"/>
    </style:style>
    <style:style style:name="ce188" style:family="table-cell" style:parent-style-name="Default" style:data-style-name="N0">
      <style:table-cell-properties fo:border-bottom="0.002cm solid #000000" fo:background-color="#00cc33" fo:border-left="0.002cm solid #000000" fo:border-right="none" fo:border-top="0.002cm solid #000000"/>
    </style:style>
    <style:style style:name="ce189" style:family="table-cell" style:parent-style-name="Default" style:data-style-name="N0">
      <style:table-cell-properties fo:border-bottom="0.002cm solid #000000" fo:border-left="0.002cm solid #000000" fo:border-right="none" fo:border-top="0.002cm solid #000000"/>
    </style:style>
    <style:style style:name="ce190" style:family="table-cell" style:parent-style-name="Default" style:data-style-name="N0">
      <style:table-cell-properties fo:border-bottom="0.002cm solid #000000" fo:border-left="0.002cm solid #000000" fo:border-right="none" fo:border-top="none" style:vertical-align="middle"/>
    </style:style>
    <style:style style:name="ce191" style:family="table-cell" style:parent-style-name="Default" style:data-style-name="N0">
      <style:table-cell-properties fo:border-bottom="0.002cm solid #000000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92" style:family="table-cell" style:parent-style-name="Default" style:data-style-name="N0">
      <style:table-cell-properties fo:background-color="#00ffff" fo:border="0.002cm solid #000000" style:vertical-align="middle"/>
      <style:text-properties fo:font-size="10pt" style:font-size-asian="10pt" style:font-size-complex="10pt"/>
    </style:style>
    <style:style style:name="ce193" style:family="table-cell" style:parent-style-name="Default" style:data-style-name="N0">
      <style:table-cell-properties fo:border-bottom="0.002cm solid #000000" fo:background-color="#ff3333" fo:border-left="none" fo:border-right="none" fo:border-top="0.002cm solid #000000" style:vertical-align="middle"/>
    </style:style>
    <style:style style:name="ce194" style:family="table-cell" style:parent-style-name="Default" style:data-style-name="N0">
      <style:table-cell-properties fo:border-bottom="0.002cm solid #000000" fo:border-left="none" fo:border-right="none" fo:border-top="0.002cm solid #000000" style:vertical-align="middle"/>
    </style:style>
    <style:style style:name="ce195" style:family="table-cell" style:parent-style-name="Default" style:data-style-name="N0">
      <style:table-cell-properties fo:border-bottom="none" fo:background-color="#d9d9d9" fo:border-left="0.002cm solid #000000" fo:border-right="none" fo:border-top="0.002cm solid #000000" style:vertical-align="middle"/>
    </style:style>
    <style:style style:name="ce196" style:family="table-cell" style:parent-style-name="Default" style:data-style-name="N0">
      <style:table-cell-properties fo:background-color="#00cc33" style:text-align-source="fix" style:repeat-content="false" fo:wrap-option="wrap" fo:border="0.002cm solid #000000" style:vertical-align="middle"/>
      <style:paragraph-properties fo:text-align="center"/>
    </style:style>
    <style:style style:name="ce197" style:family="table-cell" style:parent-style-name="Default" style:data-style-name="N0">
      <style:table-cell-properties fo:background-color="#00cc00" style:text-align-source="fix" style:repeat-content="false" fo:wrap-option="wrap" fo:border="0.002cm solid #000000" style:vertical-align="middle"/>
      <style:paragraph-properties fo:text-align="center"/>
    </style:style>
    <style:style style:name="ce198" style:family="table-cell" style:parent-style-name="Default" style:data-style-name="N0">
      <style:table-cell-properties fo:background-color="#00b0f0" style:text-align-source="fix" style:repeat-content="false" fo:wrap-option="wrap" fo:border="0.002cm solid #000000" style:vertical-align="middle"/>
      <style:paragraph-properties fo:text-align="justify"/>
    </style:style>
    <style:style style:name="ce199" style:family="table-cell" style:parent-style-name="Default" style:data-style-name="N0">
      <style:table-cell-properties fo:border-bottom="0.002cm solid #000000" fo:border-left="none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00" style:family="table-cell" style:parent-style-name="Default" style:data-style-name="N0">
      <style:table-cell-properties fo:background-color="#ff00ff" fo:border="0.002cm solid #000000" style:vertical-align="middle"/>
    </style:style>
    <style:style style:name="ce201" style:family="table-cell" style:parent-style-name="Default" style:data-style-name="N0">
      <style:table-cell-properties fo:background-color="#bfbfbf" fo:border="0.002cm solid #000000" style:vertical-align="middle"/>
    </style:style>
    <style:style style:name="ce202" style:family="table-cell" style:parent-style-name="Default" style:data-style-name="N0">
      <style:table-cell-properties fo:border-bottom="0.002cm solid #000000" fo:border-left="none" fo:border-right="0.002cm solid #000000" fo:border-top="none" style:vertical-align="middle"/>
    </style:style>
    <style:style style:name="ce203" style:family="table-cell" style:parent-style-name="Default" style:data-style-name="N0">
      <style:table-cell-properties fo:border-bottom="0.002cm solid #000000" fo:background-color="#00cc33" fo:wrap-option="wrap" fo:border-left="none" fo:border-right="0.002cm solid #000000" fo:border-top="0.002cm solid #000000" style:vertical-align="middle"/>
    </style:style>
    <style:style style:name="ce204" style:family="table-cell" style:parent-style-name="Default" style:data-style-name="N0">
      <style:table-cell-properties fo:border-bottom="0.002cm solid #000000" fo:background-color="#ff3333" style:text-align-source="fix" style:repeat-content="false" fo:wrap-option="wrap" fo:border-left="none" fo:border-right="0.002cm solid #000000" fo:border-top="0.002cm solid #000000" style:vertical-align="middle"/>
      <style:paragraph-properties fo:text-align="center"/>
    </style:style>
    <style:style style:name="ce205" style:family="table-cell" style:parent-style-name="Default" style:data-style-name="N0">
      <style:table-cell-properties fo:border-bottom="none" fo:background-color="#00b0f0" fo:wrap-option="wrap" fo:border-left="none" fo:border-right="0.002cm solid #000000" fo:border-top="none" style:vertical-align="middle"/>
    </style:style>
    <style:style style:name="ce206" style:family="table-cell" style:parent-style-name="Default" style:data-style-name="N0">
      <style:table-cell-properties fo:border-bottom="0.002cm solid #000000" fo:background-color="#00b0f0" style:text-align-source="fix" style:repeat-content="false" fo:wrap-option="wrap" fo:border-left="none" fo:border-right="0.002cm solid #000000" fo:border-top="0.002cm solid #000000" style:vertical-align="middle"/>
      <style:paragraph-properties fo:text-align="start" fo:margin-left="0cm"/>
    </style:style>
    <style:style style:name="ce207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</style:style>
    <style:style style:name="ce208" style:family="table-cell" style:parent-style-name="Default" style:data-style-name="N0">
      <style:table-cell-properties fo:border-bottom="0.002cm solid #000000" fo:background-color="#d9d9d9" fo:border-left="none" fo:border-right="0.002cm solid #000000" fo:border-top="0.002cm solid #000000" style:vertical-align="middle"/>
    </style:style>
    <style:style style:name="ce209" style:family="table-cell" style:parent-style-name="Default" style:data-style-name="N0">
      <style:table-cell-properties fo:border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10" style:family="table-cell" style:parent-style-name="Default" style:data-style-name="N100">
      <style:table-cell-properties fo:border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11" style:family="table-cell" style:parent-style-name="Default" style:data-style-name="N0">
      <style:table-cell-properties fo:background-color="#ffffff" fo:border="0.002cm solid #000000" style:vertical-align="middle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ackground-color="#ce7b28" fo:border="0.002cm solid #000000" style:vertical-align="middle"/>
    </style:style>
    <style:style style:name="ce213" style:family="table-cell" style:parent-style-name="Default" style:data-style-name="N0">
      <style:table-cell-properties fo:border-bottom="none" fo:background-color="#00b0f0" fo:border-left="0.002cm solid #000000" fo:border-right="0.002cm solid #000000" fo:border-top="0.002cm solid #000000" style:vertical-align="middle"/>
    </style:style>
    <style:style style:name="ce214" style:family="table-cell" style:parent-style-name="Default" style:data-style-name="N0">
      <style:table-cell-properties fo:background-color="#ff0000" fo:border="0.002cm solid #000000" style:vertical-align="middle"/>
    </style:style>
    <style:style style:name="ce215" style:family="table-cell" style:parent-style-name="Default" style:data-style-name="N100">
      <style:table-cell-properties style:rotation-angle="45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217" style:family="table-cell" style:parent-style-name="Default" style:data-style-name="N0">
      <style:table-cell-properties fo:background-color="transparent"/>
    </style:style>
    <style:style style:name="ce218" style:family="table-cell" style:parent-style-name="Default" style:data-style-name="N0">
      <style:text-properties style:font-name="Arial2" fo:font-size="10pt" style:font-name-asian="Arial2" style:font-size-asian="10pt" style:font-name-complex="Arial2" style:font-size-complex="10pt"/>
    </style:style>
    <style:style style:name="T1" style:family="text">
      <style:text-properties fo:color="#000000" style:text-outline="false" style:text-line-through-style="none" style:font-name="Arial2" fo:font-size="10pt" fo:font-style="normal" fo:text-shadow="none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nalyse" table:style-name="ta4"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number-columns-repeated="2" table:default-cell-style-name="ce24"/>
        <table:table-column table:style-name="co9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0" table:number-columns-repeated="1013" table:default-cell-style-name="ce24"/>
        <table:table-column table:style-name="co11" table:default-cell-style-name="ce24"/>
        <table:table-row table:style-name="ro40">
          <table:table-cell table:style-name="ce1" office:value-type="string">
            <text:p>PROJET SI6</text:p>
          </table:table-cell>
          <table:table-cell table:style-name="ce26"/>
          <table:table-cell table:number-columns-spanned="7" table:number-rows-spanned="1"/>
          <table:covered-table-cell table:number-columns-repeated="6"/>
          <table:table-cell table:number-columns-repeated="1015"/>
        </table:table-row>
        <table:table-row table:style-name="ro41">
          <table:table-cell table:style-name="ce77" office:value-type="string">
            <text:p>NOM DE L'EQUIPE :</text:p>
          </table:table-cell>
          <table:table-cell table:style-name="ce162" office:value-type="string" table:number-columns-spanned="8" table:number-rows-spanned="1">
            <text:p>les Git-Hubber</text:p>
          </table:table-cell>
          <table:covered-table-cell table:number-columns-repeated="7"/>
          <table:table-cell table:number-columns-repeated="1015"/>
        </table:table-row>
        <table:table-row table:style-name="ro42">
          <table:table-cell table:style-name="ce3" table:number-columns-repeated="9"/>
          <table:table-cell table:number-columns-repeated="1015"/>
        </table:table-row>
        <table:table-row table:style-name="ro43">
          <table:table-cell table:style-name="ce78"/>
          <table:table-cell table:style-name="ce163"/>
          <table:table-cell table:style-name="ce171" table:number-columns-repeated="2"/>
          <table:table-cell table:style-name="ce183"/>
          <table:table-cell table:style-name="ce191"/>
          <table:table-cell table:style-name="ce199"/>
          <table:table-cell table:style-name="ce191"/>
          <table:table-cell table:style-name="ce209"/>
          <table:table-cell table:style-name="ce215" table:number-columns-repeated="3"/>
          <table:table-cell table:style-name="ce218" table:number-columns-repeated="1001"/>
          <table:table-cell table:number-columns-repeated="11"/>
        </table:table-row>
        <table:table-row table:style-name="ro44">
          <table:table-cell table:style-name="ce79" office:value-type="string">
            <text:p>Indiquer si séances encadrées <text:span text:style-name="T1">ENC</text:span> ou Libres <text:span text:style-name="T1">LS</text:span></text:p>
          </table:table-cell>
          <table:table-cell table:style-name="ce163"/>
          <table:table-cell table:number-columns-repeated="3" table:style-name="ce171" office:value-type="string">
            <text:p>ENC</text:p>
          </table:table-cell>
          <table:table-cell table:style-name="ce171" office:value-type="string">
            <text:p>LS</text:p>
          </table:table-cell>
          <table:table-cell table:style-name="ce171" office:value-type="string">
            <text:p>ENC</text:p>
          </table:table-cell>
          <table:table-cell table:style-name="ce171" office:value-type="string">
            <text:p>LS</text:p>
          </table:table-cell>
          <table:table-cell table:style-name="ce210" office:value-type="string">
            <text:p>ENC</text:p>
          </table:table-cell>
          <table:table-cell table:style-name="ce215" table:number-columns-repeated="3"/>
          <table:table-cell table:style-name="ce218" table:number-columns-repeated="1001"/>
          <table:table-cell table:number-columns-repeated="11"/>
        </table:table-row>
        <table:table-row table:style-name="ro45">
          <table:table-cell table:style-name="ce6" office:value-type="string">
            <text:p>TACHES / SEANCES</text:p>
          </table:table-cell>
          <table:table-cell table:style-name="ce29"/>
          <table:table-cell table:style-name="ce172" office:value-type="date" office:date-value="2015-04-02">
            <text:p>02/04/15</text:p>
          </table:table-cell>
          <table:table-cell table:style-name="ce172" office:value-type="date" office:date-value="2015-04-07">
            <text:p>07/04/15</text:p>
          </table:table-cell>
          <table:table-cell table:style-name="ce172" office:value-type="date" office:date-value="2015-04-09">
            <text:p>09/04/15</text:p>
          </table:table-cell>
          <table:table-cell table:style-name="ce172" office:value-type="date" office:date-value="2015-04-13">
            <text:p>13/04/15</text:p>
          </table:table-cell>
          <table:table-cell table:style-name="ce172" office:value-type="date" office:date-value="2015-04-16">
            <text:p>16/04/15</text:p>
          </table:table-cell>
          <table:table-cell table:style-name="ce172" office:value-type="date" office:date-value="2015-04-20">
            <text:p>20/04/15</text:p>
          </table:table-cell>
          <table:table-cell table:style-name="ce172" office:value-type="date" office:date-value="2015-04-23">
            <text:p>23/04/15</text:p>
          </table:table-cell>
          <table:table-cell table:style-name="ce216" table:number-columns-repeated="1004"/>
          <table:table-cell table:number-columns-repeated="11"/>
        </table:table-row>
        <table:table-row table:style-name="ro46">
          <table:table-cell table:style-name="ce80" office:value-type="string">
            <text:p>Noms co-équipiers</text:p>
          </table:table-cell>
          <table:table-cell table:style-name="ce164"/>
          <table:table-cell table:style-name="ce167" table:number-columns-repeated="7"/>
          <table:table-cell table:number-columns-repeated="1015"/>
        </table:table-row>
        <table:table-row table:style-name="ro46">
          <table:table-cell table:style-name="ce81" office:value-type="string">
            <text:p>Laura Serre</text:p>
          </table:table-cell>
          <table:table-cell table:style-name="ce165"/>
          <table:table-cell table:style-name="ce173" office:value-type="string">
            <text:p>Chef de Projet</text:p>
          </table:table-cell>
          <table:table-cell table:style-name="ce181"/>
          <table:table-cell table:style-name="ce184" table:number-columns-repeated="3"/>
          <table:table-cell table:style-name="ce173" office:value-type="string">
            <text:p>Chef de Projet</text:p>
          </table:table-cell>
          <table:table-cell table:style-name="ce211"/>
          <table:table-cell table:number-columns-repeated="1015"/>
        </table:table-row>
        <table:table-row table:style-name="ro46">
          <table:table-cell table:style-name="ce82" office:value-type="string">
            <text:p>Rémi Flament</text:p>
          </table:table-cell>
          <table:table-cell table:style-name="ce165"/>
          <table:table-cell table:style-name="ce174"/>
          <table:table-cell table:style-name="ce182" office:value-type="string">
            <text:p>Chef de projet</text:p>
          </table:table-cell>
          <table:table-cell table:style-name="ce182" office:value-type="string">
            <text:p>Chef de Projet</text:p>
          </table:table-cell>
          <table:table-cell table:style-name="ce167"/>
          <table:table-cell table:style-name="ce174" table:number-columns-repeated="3"/>
          <table:table-cell table:number-columns-repeated="1015"/>
        </table:table-row>
        <table:table-row table:style-name="ro46">
          <table:table-cell table:style-name="ce83" office:value-type="string">
            <text:p>Sarah Rouibi</text:p>
          </table:table-cell>
          <table:table-cell table:style-name="ce165"/>
          <table:table-cell table:style-name="ce174" table:number-columns-repeated="2"/>
          <table:table-cell table:style-name="ce167"/>
          <table:table-cell table:style-name="ce192" office:value-type="string">
            <text:p>Chef de Projet</text:p>
          </table:table-cell>
          <table:table-cell table:style-name="ce174"/>
          <table:table-cell table:style-name="ce167"/>
          <table:table-cell table:style-name="ce174"/>
          <table:table-cell table:number-columns-repeated="1015"/>
        </table:table-row>
        <table:table-row table:style-name="ro46">
          <table:table-cell table:style-name="ce84" office:value-type="string">
            <text:p>Jude Piccardi</text:p>
          </table:table-cell>
          <table:table-cell table:style-name="ce165"/>
          <table:table-cell table:style-name="ce174" table:number-columns-repeated="2"/>
          <table:table-cell table:style-name="ce184"/>
          <table:table-cell table:style-name="ce174"/>
          <table:table-cell table:style-name="ce200" office:value-type="string">
            <text:p>Chef de Projet </text:p>
          </table:table-cell>
          <table:table-cell table:style-name="ce184"/>
          <table:table-cell table:style-name="ce174"/>
          <table:table-cell table:number-columns-repeated="1015"/>
        </table:table-row>
        <table:table-row table:style-name="ro46">
          <table:table-cell table:style-name="ce85" office:value-type="string">
            <text:p>Yann Pouffarix</text:p>
          </table:table-cell>
          <table:table-cell table:style-name="ce165"/>
          <table:table-cell table:style-name="ce174" table:number-columns-repeated="6"/>
          <table:table-cell table:style-name="ce212" office:value-type="string">
            <text:p>Chef de Projet (retard)</text:p>
          </table:table-cell>
          <table:table-cell table:number-columns-repeated="1015"/>
        </table:table-row>
        <table:table-row table:style-name="ro46">
          <table:table-cell table:style-name="ce151" office:value-type="string">
            <text:p>prise de notes</text:p>
          </table:table-cell>
          <table:table-cell table:style-name="ce166"/>
          <table:table-cell table:style-name="ce175" table:number-columns-repeated="3"/>
          <table:table-cell table:style-name="ce166"/>
          <table:table-cell table:style-name="ce201"/>
          <table:table-cell table:style-name="ce166" table:number-columns-repeated="2"/>
          <table:table-cell table:number-columns-repeated="1015"/>
        </table:table-row>
        <table:table-row table:style-name="ro47">
          <table:table-cell table:style-name="ce152" office:value-type="string">
            <text:p>ETUDE DETAILLEE</text:p>
          </table:table-cell>
          <table:table-cell table:style-name="ce165"/>
          <table:table-cell table:style-name="ce167" table:number-columns-repeated="7"/>
          <table:table-cell table:number-columns-repeated="1015"/>
        </table:table-row>
        <table:table-row table:style-name="ro45">
          <table:table-cell table:style-name="ce153" office:value-type="string">
            <text:p>compréhension demande client</text:p>
          </table:table-cell>
          <table:table-cell table:style-name="ce167"/>
          <table:table-cell table:style-name="ce176" office:value-type="string">
            <text:p>TOUS</text:p>
          </table:table-cell>
          <table:table-cell table:style-name="ce174"/>
          <table:table-cell table:style-name="ce167" table:number-columns-repeated="5"/>
          <table:table-cell table:number-columns-repeated="1015"/>
        </table:table-row>
        <table:table-row table:style-name="ro47">
          <table:table-cell table:style-name="ce154" office:value-type="string">
            <text:p>MCD/diag de classes</text:p>
          </table:table-cell>
          <table:table-cell table:style-name="ce168" table:number-columns-repeated="8"/>
          <table:table-cell table:number-columns-repeated="1015"/>
        </table:table-row>
        <table:table-row table:style-name="ro47">
          <table:table-cell table:style-name="ce155" office:value-type="string">
            <text:p>Dessin</text:p>
          </table:table-cell>
          <table:table-cell table:style-name="ce167"/>
          <table:table-cell table:style-name="ce176" office:value-type="string">
            <text:p>TOUS</text:p>
          </table:table-cell>
          <table:table-cell table:style-name="ce174"/>
          <table:table-cell table:style-name="ce167" table:number-columns-repeated="5"/>
          <table:table-cell table:number-columns-repeated="1015"/>
        </table:table-row>
        <table:table-row table:style-name="ro47">
          <table:table-cell table:style-name="ce153" office:value-type="string">
            <text:p>Création Base MySql</text:p>
          </table:table-cell>
          <table:table-cell table:style-name="ce165"/>
          <table:table-cell table:style-name="ce176" office:value-type="string">
            <text:p>TOUS</text:p>
          </table:table-cell>
          <table:table-cell table:style-name="ce174"/>
          <table:table-cell table:style-name="ce167" table:number-columns-repeated="5"/>
          <table:table-cell table:style-name="ce217" table:number-columns-repeated="2"/>
          <table:table-cell/>
          <table:table-cell table:style-name="ce189" table:number-columns-repeated="2"/>
          <table:table-cell table:style-name="ce65" table:number-columns-repeated="2"/>
          <table:table-cell table:number-columns-repeated="1008"/>
        </table:table-row>
        <table:table-row table:style-name="ro47">
          <table:table-cell table:style-name="ce155" office:value-type="string">
            <text:p>Génération de la base</text:p>
          </table:table-cell>
          <table:table-cell table:style-name="ce167"/>
          <table:table-cell table:style-name="ce176" office:value-type="string">
            <text:p>TOUS</text:p>
          </table:table-cell>
          <table:table-cell table:style-name="ce174"/>
          <table:table-cell table:style-name="ce167" table:number-columns-repeated="5"/>
          <table:table-cell table:style-name="ce217" table:number-columns-repeated="2"/>
          <table:table-cell/>
          <table:table-cell table:style-name="ce189" table:number-columns-repeated="2"/>
          <table:table-cell table:style-name="ce65" table:number-columns-repeated="2"/>
          <table:table-cell table:number-columns-repeated="1008"/>
        </table:table-row>
        <table:table-row table:style-name="ro47">
          <table:table-cell table:style-name="ce156" office:value-type="string">
            <text:p>Vérification contraintes</text:p>
          </table:table-cell>
          <table:table-cell table:style-name="ce167"/>
          <table:table-cell table:style-name="ce176" office:value-type="string">
            <text:p>TOUS</text:p>
          </table:table-cell>
          <table:table-cell table:style-name="ce174"/>
          <table:table-cell table:style-name="ce167" table:number-columns-repeated="5"/>
          <table:table-cell table:style-name="ce217" table:number-columns-repeated="2"/>
          <table:table-cell/>
          <table:table-cell table:style-name="ce189" table:number-columns-repeated="2"/>
          <table:table-cell table:style-name="ce65" table:number-columns-repeated="2"/>
          <table:table-cell table:number-columns-repeated="1008"/>
        </table:table-row>
        <table:table-row table:style-name="ro47">
          <table:table-cell table:style-name="ce157" office:value-type="string">
            <text:p>Développement</text:p>
          </table:table-cell>
          <table:table-cell table:style-name="ce169"/>
          <table:table-cell table:style-name="ce168" table:number-columns-repeated="2"/>
          <table:table-cell table:style-name="ce185"/>
          <table:table-cell table:style-name="ce168"/>
          <table:table-cell table:style-name="ce185" table:number-columns-repeated="2"/>
          <table:table-cell table:style-name="ce168"/>
          <table:table-cell table:style-name="ce217" table:number-columns-repeated="2"/>
          <table:table-cell/>
          <table:table-cell table:style-name="ce189" table:number-columns-repeated="2"/>
          <table:table-cell table:style-name="ce65" table:number-columns-repeated="2"/>
          <table:table-cell table:number-columns-repeated="1008"/>
        </table:table-row>
        <table:table-row table:style-name="ro44">
          <table:table-cell table:style-name="ce155" office:value-type="string">
            <text:p>Standard de développement (= mêmes variables)</text:p>
          </table:table-cell>
          <table:table-cell table:style-name="ce167"/>
          <table:table-cell table:style-name="ce177"/>
          <table:table-cell table:style-name="ce178" office:value-type="string">
            <text:p>Rémi Flamend</text:p>
          </table:table-cell>
          <table:table-cell table:style-name="ce186" office:value-type="string">
            <text:p>Rémi Flament</text:p>
          </table:table-cell>
          <table:table-cell table:style-name="ce193" office:value-type="string">
            <text:p>Rémi Flament <text:s/></text:p>
          </table:table-cell>
          <table:table-cell table:style-name="ce65"/>
          <table:table-cell table:style-name="ce207" table:number-columns-repeated="2"/>
          <table:table-cell table:number-columns-repeated="1015"/>
        </table:table-row>
        <table:table-row table:style-name="ro48">
          <table:table-cell table:style-name="ce155" office:value-type="string">
            <text:p>Structure logiciel (= enchaînement des écrans les uns % aux autres)</text:p>
          </table:table-cell>
          <table:table-cell table:style-name="ce167"/>
          <table:table-cell table:style-name="ce178"/>
          <table:table-cell table:style-name="ce178" office:value-type="string">
            <text:p>Laura serre</text:p>
          </table:table-cell>
          <table:table-cell table:style-name="ce186" office:value-type="string">
            <text:p><text:s/>Laura Serre</text:p>
          </table:table-cell>
          <table:table-cell table:style-name="ce194"/>
          <table:table-cell table:style-name="ce65"/>
          <table:table-cell table:style-name="ce207" table:number-columns-repeated="2"/>
          <table:table-cell table:number-columns-repeated="1015"/>
        </table:table-row>
        <table:table-row table:style-name="ro49">
          <table:table-cell table:style-name="ce155" office:value-type="string">
            <text:p>Standard d'IHM (Design globale- css)</text:p>
          </table:table-cell>
          <table:table-cell table:style-name="ce167"/>
          <table:table-cell table:style-name="ce164"/>
          <table:table-cell table:style-name="ce178" office:value-type="string">
            <text:p>Sarah Rouibi</text:p>
          </table:table-cell>
          <table:table-cell table:style-name="ce186" office:value-type="string">
            <text:p>Sarah Rouibi et Jude Piccardi</text:p>
          </table:table-cell>
          <table:table-cell table:style-name="ce194"/>
          <table:table-cell table:style-name="ce65"/>
          <table:table-cell table:style-name="ce207" table:number-columns-repeated="2"/>
          <table:table-cell table:number-columns-repeated="1015"/>
        </table:table-row>
        <table:table-row table:style-name="ro49">
          <table:table-cell table:style-name="ce158" office:value-type="string">
            <text:p>Codage:</text:p>
          </table:table-cell>
          <table:table-cell table:style-name="ce168" table:number-columns-repeated="3"/>
          <table:table-cell table:style-name="ce185"/>
          <table:table-cell table:style-name="ce195"/>
          <table:table-cell table:style-name="ce168"/>
          <table:table-cell table:style-name="ce208"/>
          <table:table-cell table:style-name="ce168"/>
          <table:table-cell table:number-columns-repeated="1015"/>
        </table:table-row>
        <table:table-row table:style-name="ro50">
          <table:table-cell table:style-name="ce155" office:value-type="string">
            <text:p>page insertion des stagiaires</text:p>
          </table:table-cell>
          <table:table-cell table:style-name="ce167"/>
          <table:table-cell table:style-name="ce178" office:value-type="string">
            <text:p><text:s/>Finis , avec requête préparé incluse</text:p>
          </table:table-cell>
          <table:table-cell table:style-name="ce178"/>
          <table:table-cell table:style-name="ce187"/>
          <table:table-cell table:style-name="ce196" office:value-type="string">
            <text:p>Jude Piccardi et Rémi FLAMENT</text:p>
          </table:table-cell>
          <table:table-cell table:style-name="ce202"/>
          <table:table-cell table:style-name="ce167" table:number-columns-repeated="2"/>
          <table:table-cell table:number-columns-repeated="1015"/>
        </table:table-row>
        <table:table-row table:style-name="ro51">
          <table:table-cell table:style-name="ce155" office:value-type="string">
            <text:p>Page affichant tous les stagiaires</text:p>
          </table:table-cell>
          <table:table-cell table:style-name="ce167"/>
          <table:table-cell table:style-name="ce178" office:value-type="string">
            <text:p>Finis, reste à améliorer le rendu</text:p>
          </table:table-cell>
          <table:table-cell table:style-name="ce178"/>
          <table:table-cell table:style-name="ce188"/>
          <table:table-cell table:style-name="ce196" office:value-type="string">
            <text:p>Sarah Rouibi et Rémi FLAMENT</text:p>
          </table:table-cell>
          <table:table-cell table:style-name="ce203" office:value-type="string">
            <text:p>Sarah Rouibi</text:p>
          </table:table-cell>
          <table:table-cell table:style-name="ce167" table:number-columns-repeated="2"/>
          <table:table-cell table:number-columns-repeated="1015"/>
        </table:table-row>
        <table:table-row table:style-name="ro52">
          <table:table-cell table:style-name="ce155" office:value-type="string">
            <text:p>Page permettant de supprimer un stagiaire</text:p>
          </table:table-cell>
          <table:table-cell table:style-name="ce167"/>
          <table:table-cell table:style-name="ce164" table:number-columns-repeated="2"/>
          <table:table-cell table:style-name="ce188" office:value-type="string">
            <text:p>Checkbox</text:p>
          </table:table-cell>
          <table:table-cell table:style-name="ce197" office:value-type="string">
            <text:p>Laura Serre</text:p>
          </table:table-cell>
          <table:table-cell table:style-name="ce204" office:value-type="string">
            <text:p>REPRISE DE LA PAGE Laura Serre</text:p>
          </table:table-cell>
          <table:table-cell table:style-name="ce167" table:number-columns-repeated="2"/>
          <table:table-cell table:number-columns-repeated="1015"/>
        </table:table-row>
        <table:table-row table:style-name="ro53">
          <table:table-cell table:style-name="ce155" office:value-type="string">
            <text:p>Page modifiant une information sur ce stagiaire</text:p>
          </table:table-cell>
          <table:table-cell table:style-name="ce167"/>
          <table:table-cell table:style-name="ce164" table:number-columns-repeated="2"/>
          <table:table-cell table:style-name="ce189"/>
          <table:table-cell table:style-name="ce196" office:value-type="string">
            <text:p>Yann Pouffarix</text:p>
          </table:table-cell>
          <table:table-cell table:style-name="ce204" office:value-type="string">
            <text:p>REPRISE DE LA PAGE Yann Pouffarix</text:p>
          </table:table-cell>
          <table:table-cell table:style-name="ce167" table:number-columns-repeated="2"/>
          <table:table-cell table:number-columns-repeated="1015"/>
        </table:table-row>
        <table:table-row table:style-name="ro54">
          <table:table-cell table:style-name="ce155" office:value-type="string">
            <text:p>Page qui affiche tous les formateurs pour une même formation avec leur salle et les dates concernant chacun.</text:p>
          </table:table-cell>
          <table:table-cell table:style-name="ce167"/>
          <table:table-cell table:style-name="ce164" table:number-columns-repeated="2"/>
          <table:table-cell table:style-name="ce189"/>
          <table:table-cell table:style-name="ce198" office:value-type="string">
            <text:p>Rémi Flament <text:s/>et Jude Piccardi</text:p>
          </table:table-cell>
          <table:table-cell table:style-name="ce205" office:value-type="string">
            <text:p><text:s/>Jude Piccardi et Sarah Rouibi</text:p>
          </table:table-cell>
          <table:table-cell table:style-name="ce167" table:number-columns-repeated="2"/>
          <table:table-cell table:number-columns-repeated="1015"/>
        </table:table-row>
        <table:table-row table:style-name="ro55">
          <table:table-cell table:style-name="ce155" office:value-type="string">
            <text:p>Assemblage des 2 pages</text:p>
          </table:table-cell>
          <table:table-cell table:style-name="ce167" table:number-columns-repeated="3"/>
          <table:table-cell table:style-name="ce190"/>
          <table:table-cell table:style-name="ce65"/>
          <table:table-cell table:style-name="ce206" office:value-type="string">
            <text:p>Laura Serre, Yann Pouffarix et Flament Rémi</text:p>
          </table:table-cell>
          <table:table-cell table:style-name="ce167" table:number-columns-repeated="2"/>
          <table:table-cell table:number-columns-repeated="1015"/>
        </table:table-row>
        <table:table-row table:style-name="ro47">
          <table:table-cell table:style-name="ce155" office:value-type="string">
            <text:p>Requêtes préparées</text:p>
          </table:table-cell>
          <table:table-cell table:style-name="ce167" table:number-columns-repeated="3"/>
          <table:table-cell table:style-name="ce190"/>
          <table:table-cell table:style-name="ce167"/>
          <table:table-cell table:style-name="ce194"/>
          <table:table-cell table:style-name="ce176" office:value-type="string">
            <text:p>TOUS</text:p>
          </table:table-cell>
          <table:table-cell table:style-name="ce207"/>
          <table:table-cell table:number-columns-repeated="1015"/>
        </table:table-row>
        <table:table-row table:style-name="ro47">
          <table:table-cell table:style-name="ce155" office:value-type="string">
            <text:p>test unitaires</text:p>
          </table:table-cell>
          <table:table-cell table:style-name="ce167" table:number-columns-repeated="4"/>
          <table:table-cell table:style-name="ce165"/>
          <table:table-cell table:style-name="ce167"/>
          <table:table-cell table:style-name="ce165"/>
          <table:table-cell table:style-name="ce176" office:value-type="string">
            <text:p>TOUS</text:p>
          </table:table-cell>
          <table:table-cell table:number-columns-repeated="1015"/>
        </table:table-row>
        <table:table-row table:style-name="ro47">
          <table:table-cell table:style-name="ce159" office:value-type="string">
            <text:p>test unitaires</text:p>
          </table:table-cell>
          <table:table-cell table:style-name="ce170" table:number-columns-repeated="7"/>
          <table:table-cell table:style-name="ce213" office:value-type="string">
            <text:p>TOUS</text:p>
          </table:table-cell>
          <table:table-cell table:number-columns-repeated="1015"/>
        </table:table-row>
        <table:table-row table:style-name="ro56">
          <table:table-cell table:style-name="ce160" office:value-type="string">
            <text:p>REMISE du projet</text:p>
          </table:table-cell>
          <table:table-cell table:style-name="ce167" table:number-columns-repeated="7"/>
          <table:table-cell table:style-name="ce214"/>
          <table:table-cell table:number-columns-repeated="1015"/>
        </table:table-row>
        <table:table-row table:style-name="ro56">
          <table:table-cell table:style-name="ce161"/>
          <table:table-cell table:number-columns-repeated="1023"/>
        </table:table-row>
        <table:table-row table:style-name="ro57">
          <table:table-cell table:style-name="ce161"/>
          <table:table-cell table:number-columns-repeated="1023"/>
        </table:table-row>
        <table:table-row table:style-name="ro42">
          <table:table-cell table:number-columns-repeated="1024"/>
        </table:table-row>
        <table:table-row table:style-name="ro42">
          <table:table-cell table:style-name="ce25" office:value-type="string">
            <text:p>légende</text:p>
          </table:table-cell>
          <table:table-cell/>
          <table:table-cell table:style-name="ce179" office:value-type="string">
            <text:p>bleu</text:p>
          </table:table-cell>
          <table:table-cell table:style-name="ce179"/>
          <table:table-cell office:value-type="string">
            <text:p>tâches prévisionnelles</text:p>
          </table:table-cell>
          <table:table-cell table:number-columns-repeated="1019"/>
        </table:table-row>
        <table:table-row table:style-name="ro42">
          <table:table-cell table:number-columns-repeated="2"/>
          <table:table-cell table:style-name="ce180" office:value-type="string">
            <text:p>vert</text:p>
          </table:table-cell>
          <table:table-cell table:style-name="ce180"/>
          <table:table-cell office:value-type="string">
            <text:p>tâches en avance sur le planning</text:p>
          </table:table-cell>
          <table:table-cell table:number-columns-repeated="1019"/>
        </table:table-row>
        <table:table-row table:style-name="ro42">
          <table:table-cell table:number-columns-repeated="2"/>
          <table:table-cell table:style-name="ce47" office:value-type="string">
            <text:p>rouge</text:p>
          </table:table-cell>
          <table:table-cell table:style-name="ce47"/>
          <table:table-cell office:value-type="string">
            <text:p>tâches en retard sur le planning</text:p>
          </table:table-cell>
          <table:table-cell table:number-columns-repeated="1019"/>
        </table:table-row>
        <table:table-row table:style-name="ro42" table:number-rows-repeated="28">
          <table:table-cell table:number-columns-repeated="1024"/>
        </table:table-row>
        <table:table-row table:style-name="ro58" table:number-rows-repeated="1048506">
          <table:table-cell table:number-columns-repeated="1024"/>
        </table:table-row>
        <table:table-row table:style-name="ro58">
          <table:table-cell table:number-columns-repeated="1024"/>
        </table:table-row>
      </table:table>
      <table:table table:name="Exemple_Planning_prévisionnel_" table:style-name="ta2">
        <table:table-column table:style-name="co10" table:number-columns-repeated="1023" table:default-cell-style-name="ce24"/>
        <table:table-column table:style-name="co11" table:default-cell-style-name="ce24"/>
        <table:table-row table:style-name="ro20">
          <table:table-cell table:style-name="ce1" office:value-type="string">
            <text:p>ANALYSE</text:p>
          </table:table-cell>
          <table:table-cell table:style-name="ce26"/>
          <table:table-cell table:style-name="ce105" office:value-type="string" table:number-columns-spanned="7" table:number-rows-spanned="1">
            <text:p>MEMBRES :</text:p>
          </table:table-cell>
          <table:covered-table-cell table:number-columns-repeated="6"/>
          <table:table-cell table:number-columns-repeated="1015"/>
        </table:table-row>
        <table:table-row table:style-name="ro21">
          <table:table-cell table:style-name="ce86"/>
          <table:table-cell table:number-columns-repeated="1023"/>
        </table:table-row>
        <table:table-row table:style-name="ro21">
          <table:table-cell table:number-columns-repeated="1024"/>
        </table:table-row>
        <table:table-row table:style-name="ro21">
          <table:table-cell table:style-name="ce86" office:value-type="string">
            <text:p>NOM DE L'EQUIPE :</text:p>
          </table:table-cell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21">
          <table:table-cell table:style-name="ce86" office:value-type="string">
            <text:p>GROUPE :</text:p>
          </table:table-cell>
          <table:table-cell table:number-columns-repeated="1023"/>
        </table:table-row>
        <table:table-row table:style-name="ro21">
          <table:table-cell table:number-columns-repeated="1024"/>
        </table:table-row>
        <table:table-row table:style-name="ro21">
          <table:table-cell table:style-name="ce87"/>
          <table:table-cell table:style-name="ce103"/>
          <table:table-cell table:style-name="ce106" office:value-type="string">
            <text:p>23/01</text:p>
          </table:table-cell>
          <table:table-cell table:style-name="ce118"/>
          <table:table-cell table:style-name="ce106" office:value-type="string">
            <text:p>30/01</text:p>
          </table:table-cell>
          <table:table-cell table:style-name="ce127" office:value-type="string">
            <text:p><text:s/>3 LS à placer</text:p>
          </table:table-cell>
          <table:table-cell table:style-name="ce127" table:number-columns-repeated="2"/>
          <table:table-cell table:style-name="ce118"/>
          <table:table-cell table:number-columns-repeated="1015"/>
        </table:table-row>
        <table:table-row table:style-name="ro22">
          <table:table-cell table:style-name="ce88" office:value-type="string">
            <text:p>séances encadrées <text:span text:style-name="T1">ENC</text:span> ou Libres <text:span text:style-name="T1">LS</text:span></text:p>
          </table:table-cell>
          <table:table-cell table:style-name="ce103"/>
          <table:table-cell table:style-name="ce107" office:value-type="string">
            <text:p>ENC</text:p>
          </table:table-cell>
          <table:table-cell table:style-name="ce119" office:value-type="string">
            <text:p>ENC</text:p>
          </table:table-cell>
          <table:table-cell table:style-name="ce107" office:value-type="string">
            <text:p>ENC</text:p>
          </table:table-cell>
          <table:table-cell table:style-name="ce107" office:value-type="string">
            <text:p>LS</text:p>
          </table:table-cell>
          <table:table-cell table:style-name="ce107" office:value-type="string">
            <text:p>ENC</text:p>
          </table:table-cell>
          <table:table-cell table:style-name="ce107" office:value-type="string">
            <text:p>LS</text:p>
          </table:table-cell>
          <table:table-cell table:style-name="ce119" office:value-type="string">
            <text:p>LS</text:p>
          </table:table-cell>
          <table:table-cell table:number-columns-repeated="1015"/>
        </table:table-row>
        <table:table-row table:style-name="ro23">
          <table:table-cell table:style-name="ce6" office:value-type="string">
            <text:p>TACHES</text:p>
          </table:table-cell>
          <table:table-cell table:style-name="ce29"/>
          <table:table-cell table:style-name="ce108" office:value-type="string">
            <text:p>S1</text:p>
          </table:table-cell>
          <table:table-cell table:style-name="ce120" office:value-type="string">
            <text:p>S2</text:p>
          </table:table-cell>
          <table:table-cell table:style-name="ce120" office:value-type="string">
            <text:p>S3</text:p>
          </table:table-cell>
          <table:table-cell table:style-name="ce120" office:value-type="string">
            <text:p>S4</text:p>
          </table:table-cell>
          <table:table-cell table:style-name="ce120" office:value-type="string">
            <text:p>S5</text:p>
          </table:table-cell>
          <table:table-cell table:style-name="ce131" office:value-type="string">
            <text:p>S6</text:p>
          </table:table-cell>
          <table:table-cell table:style-name="ce120" office:value-type="string">
            <text:p>S7</text:p>
          </table:table-cell>
          <table:table-cell table:number-columns-repeated="1015"/>
        </table:table-row>
        <table:table-row table:style-name="ro24">
          <table:table-cell table:style-name="ce89" office:value-type="string">
            <text:p>CHEF DE <text:s/>PROJET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4">
          <table:table-cell table:style-name="ce90" office:value-type="string">
            <text:p>DUPONT PIERRE</text:p>
          </table:table-cell>
          <table:table-cell table:style-name="ce104" office:value-type="string">
            <text:p>DP</text:p>
          </table:table-cell>
          <table:table-cell table:style-name="ce110" office:value-type="string">
            <text:p>DP</text:p>
          </table:table-cell>
          <table:table-cell table:style-name="ce121" table:number-columns-repeated="2"/>
          <table:table-cell table:style-name="ce125" table:number-columns-repeated="2"/>
          <table:table-cell table:style-name="ce133"/>
          <table:table-cell table:style-name="ce125"/>
          <table:table-cell table:number-columns-repeated="1015"/>
        </table:table-row>
        <table:table-row table:style-name="ro21">
          <table:table-cell table:style-name="ce91" office:value-type="string">
            <text:p>VEYRAC MARC</text:p>
          </table:table-cell>
          <table:table-cell table:style-name="ce104" office:value-type="string">
            <text:p>VM</text:p>
          </table:table-cell>
          <table:table-cell table:style-name="ce111"/>
          <table:table-cell table:style-name="ce122"/>
          <table:table-cell table:style-name="ce125"/>
          <table:table-cell table:style-name="ce128"/>
          <table:table-cell table:style-name="ce130"/>
          <table:table-cell table:style-name="ce134"/>
          <table:table-cell table:style-name="ce130"/>
          <table:table-cell table:number-columns-repeated="1015"/>
        </table:table-row>
        <table:table-row table:style-name="ro21">
          <table:table-cell table:style-name="ce92" office:value-type="string">
            <text:p>MARTIN PIERRE</text:p>
          </table:table-cell>
          <table:table-cell table:style-name="ce104" office:value-type="string">
            <text:p>MP</text:p>
          </table:table-cell>
          <table:table-cell table:style-name="ce111"/>
          <table:table-cell table:style-name="ce122"/>
          <table:table-cell table:style-name="ce125" table:number-columns-repeated="3"/>
          <table:table-cell table:style-name="ce133"/>
          <table:table-cell table:style-name="ce122"/>
          <table:table-cell table:number-columns-repeated="1015"/>
        </table:table-row>
        <table:table-row table:style-name="ro21">
          <table:table-cell table:style-name="ce93"/>
          <table:table-cell table:style-name="ce104"/>
          <table:table-cell table:style-name="ce111"/>
          <table:table-cell table:style-name="ce122"/>
          <table:table-cell table:style-name="ce125" table:number-columns-repeated="3"/>
          <table:table-cell table:style-name="ce133"/>
          <table:table-cell table:style-name="ce122"/>
          <table:table-cell table:number-columns-repeated="1015"/>
        </table:table-row>
        <table:table-row table:style-name="ro21">
          <table:table-cell table:style-name="ce94"/>
          <table:table-cell table:style-name="ce104"/>
          <table:table-cell table:style-name="ce111"/>
          <table:table-cell table:style-name="ce122"/>
          <table:table-cell table:style-name="ce125" table:number-columns-repeated="3"/>
          <table:table-cell table:style-name="ce133"/>
          <table:table-cell table:style-name="ce122"/>
          <table:table-cell table:number-columns-repeated="1015"/>
        </table:table-row>
        <table:table-row table:style-name="ro25">
          <table:table-cell table:style-name="ce95" office:value-type="string">
            <text:p>ETUDE PREALABLE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5">
          <table:table-cell table:style-name="ce96" office:value-type="string">
            <text:p>Modèle de contexte MC</text:p>
          </table:table-cell>
          <table:table-cell table:style-name="ce65"/>
          <table:table-cell table:style-name="ce112"/>
          <table:table-cell table:style-name="ce123" table:number-columns-repeated="4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7" office:value-type="string">
            <text:p>Dessin+AGL</text:p>
          </table:table-cell>
          <table:table-cell table:style-name="ce65"/>
          <table:table-cell table:style-name="ce113" office:value-type="string">
            <text:p>DP + MP</text:p>
          </table:table-cell>
          <table:table-cell table:style-name="ce124" office:value-type="string">
            <text:p>DP + MP</text:p>
          </table:table-cell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7" office:value-type="string">
            <text:p>Commentaire</text:p>
          </table:table-cell>
          <table:table-cell table:style-name="ce65"/>
          <table:table-cell table:style-name="ce109"/>
          <table:table-cell table:style-name="ce113" office:value-type="string">
            <text:p>VM</text:p>
          </table:table-cell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5">
          <table:table-cell table:style-name="ce96" office:value-type="string">
            <text:p>Diagramme des flux DFD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7" office:value-type="string">
            <text:p>Dessin</text:p>
          </table:table-cell>
          <table:table-cell table:style-name="ce65"/>
          <table:table-cell table:style-name="ce109"/>
          <table:table-cell table:style-name="ce65"/>
          <table:table-cell table:number-columns-repeated="2" table:style-name="ce124" office:value-type="string">
            <text:p>DP + MP</text:p>
          </table:table-cell>
          <table:table-cell table:style-name="ce123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7" office:value-type="string">
            <text:p>Commentaire</text:p>
          </table:table-cell>
          <table:table-cell table:style-name="ce65"/>
          <table:table-cell table:style-name="ce109"/>
          <table:table-cell table:style-name="ce65"/>
          <table:table-cell table:style-name="ce113" office:value-type="string">
            <text:p>VM</text:p>
          </table:table-cell>
          <table:table-cell table:style-name="ce123" table:number-columns-repeated="2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8" office:value-type="string">
            <text:p>Processus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7" office:value-type="string">
            <text:p>Dessin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2"/>
          <table:table-cell table:number-columns-repeated="2" table:style-name="ce124" office:value-type="string">
            <text:p>DP + MP</text:p>
          </table:table-cell>
          <table:table-cell table:style-name="ce65"/>
          <table:table-cell table:number-columns-repeated="1015"/>
        </table:table-row>
        <table:table-row table:style-name="ro21">
          <table:table-cell table:style-name="ce97" office:value-type="string">
            <text:p>Commentaire</text:p>
          </table:table-cell>
          <table:table-cell table:style-name="ce65"/>
          <table:table-cell table:style-name="ce109"/>
          <table:table-cell table:style-name="ce65"/>
          <table:table-cell table:style-name="ce123"/>
          <table:table-cell table:style-name="ce129" office:value-type="string">
            <text:p>VM</text:p>
          </table:table-cell>
          <table:table-cell table:style-name="ce123"/>
          <table:table-cell table:style-name="ce132"/>
          <table:table-cell table:style-name="ce65"/>
          <table:table-cell table:number-columns-repeated="1015"/>
        </table:table-row>
        <table:table-row table:style-name="ro21">
          <table:table-cell table:style-name="ce99" office:value-type="string">
            <text:p>Diagnoctics</text:p>
          </table:table-cell>
          <table:table-cell table:style-name="ce65"/>
          <table:table-cell table:style-name="ce113" office:value-type="string">
            <text:p>VM</text:p>
          </table:table-cell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number-columns-repeated="1015"/>
        </table:table-row>
        <table:table-row table:style-name="ro25">
          <table:table-cell table:style-name="ce100" office:value-type="string">
            <text:p>Orientations futures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2"/>
          <table:table-cell table:number-columns-repeated="2" table:style-name="ce113" office:value-type="string">
            <text:p>VM</text:p>
          </table:table-cell>
          <table:table-cell table:style-name="ce65"/>
          <table:table-cell table:number-columns-repeated="1015"/>
        </table:table-row>
        <table:table-row table:style-name="ro26">
          <table:table-cell table:style-name="ce101" office:value-type="string">
            <text:p>Rédaction Intro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124" office:value-type="string">
            <text:p>VM</text:p>
          </table:table-cell>
          <table:table-cell table:number-columns-repeated="1015"/>
        </table:table-row>
        <table:table-row table:style-name="ro27">
          <table:table-cell table:style-name="ce101" office:value-type="string">
            <text:p>Mise en forme dossier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124" office:value-type="string">
            <text:p>DP + MP</text:p>
          </table:table-cell>
          <table:table-cell table:number-columns-repeated="1015"/>
        </table:table-row>
        <table:table-row table:style-name="ro27">
          <table:table-cell table:style-name="ce101" office:value-type="string">
            <text:p>Fin du Rapport d'Obs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135" office:value-type="string">
            <text:p>FIN</text:p>
          </table:table-cell>
          <table:table-cell table:number-columns-repeated="1015"/>
        </table:table-row>
        <table:table-row table:style-name="ro21">
          <table:table-cell table:style-name="ce95"/>
          <table:table-cell table:style-name="ce104"/>
          <table:table-cell table:style-name="ce114"/>
          <table:table-cell table:style-name="ce104"/>
          <table:table-cell table:style-name="ce126" table:number-columns-repeated="4"/>
          <table:table-cell table:style-name="ce104"/>
          <table:table-cell table:number-columns-repeated="1015"/>
        </table:table-row>
        <table:table-row table:style-name="ro21">
          <table:table-cell table:style-name="ce102" office:value-type="string">
            <text:p>contraintes</text:p>
          </table:table-cell>
          <table:table-cell table:style-name="ce3" office:value-type="string">
            <text:p>vous devez prévoir le planning prévisionnel de tout le projet au démarrage (en bleu) selon les circontances vous rajoutez de la couleur</text:p>
          </table:table-cell>
          <table:table-cell table:style-name="ce3" table:number-columns-repeated="8"/>
          <table:table-cell table:number-columns-repeated="1014"/>
        </table:table-row>
        <table:table-row table:style-name="ro21">
          <table:table-cell table:style-name="ce25" office:value-type="string">
            <text:p>légende</text:p>
          </table:table-cell>
          <table:table-cell/>
          <table:table-cell table:style-name="ce115"/>
          <table:table-cell office:value-type="string">
            <text:p>tâches prévisionnelles</text:p>
          </table:table-cell>
          <table:table-cell table:number-columns-repeated="1020"/>
        </table:table-row>
        <table:table-row table:style-name="ro21">
          <table:table-cell table:number-columns-repeated="2"/>
          <table:table-cell table:style-name="ce116"/>
          <table:table-cell office:value-type="string">
            <text:p>tâches en avance sur le planning</text:p>
          </table:table-cell>
          <table:table-cell table:number-columns-repeated="3"/>
          <table:table-cell office:value-type="string">
            <text:p>provoque un avancement des tâches</text:p>
          </table:table-cell>
          <table:table-cell table:number-columns-repeated="1016"/>
        </table:table-row>
        <table:table-row table:style-name="ro21">
          <table:table-cell table:number-columns-repeated="2"/>
          <table:table-cell table:style-name="ce47"/>
          <table:table-cell office:value-type="string">
            <text:p>tâches en retard sur le planning</text:p>
          </table:table-cell>
          <table:table-cell table:number-columns-repeated="3"/>
          <table:table-cell office:value-type="string">
            <text:p>provoque un décalage des tâches</text:p>
          </table:table-cell>
          <table:table-cell table:number-columns-repeated="1016"/>
        </table:table-row>
        <table:table-row table:style-name="ro21">
          <table:table-cell table:number-columns-repeated="2"/>
          <table:table-cell table:style-name="ce117"/>
          <table:table-cell office:value-type="string">
            <text:p>date butoir</text:p>
          </table:table-cell>
          <table:table-cell table:number-columns-repeated="1020"/>
        </table:table-row>
        <table:table-row table:style-name="ro21" table:number-rows-repeated="1048539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exemple_Planning_réel_" table:style-name="ta3">
        <table:table-column table:style-name="co12" table:default-cell-style-name="ce24"/>
        <table:table-column table:style-name="co13" table:default-cell-style-name="ce24"/>
        <table:table-column table:style-name="co10" table:number-columns-repeated="1021" table:default-cell-style-name="ce24"/>
        <table:table-column table:style-name="co11" table:default-cell-style-name="ce24"/>
        <table:table-row table:style-name="ro20">
          <table:table-cell table:style-name="ce1" office:value-type="string">
            <text:p>ANALYSE</text:p>
          </table:table-cell>
          <table:table-cell table:style-name="ce26"/>
          <table:table-cell table:style-name="ce137" office:value-type="string" table:number-columns-spanned="7" table:number-rows-spanned="1">
            <text:p>MEMBRES :</text:p>
          </table:table-cell>
          <table:covered-table-cell table:number-columns-repeated="6"/>
          <table:table-cell table:style-name="ce123" table:number-columns-spanned="9" table:number-rows-spanned="4"/>
          <table:covered-table-cell table:number-columns-repeated="8"/>
          <table:table-cell table:number-columns-repeated="1006"/>
        </table:table-row>
        <table:table-row table:style-name="ro21">
          <table:table-cell table:style-name="ce86"/>
          <table:table-cell table:number-columns-repeated="8"/>
          <table:covered-table-cell table:number-columns-repeated="9"/>
          <table:table-cell table:number-columns-repeated="1006"/>
        </table:table-row>
        <table:table-row table:style-name="ro21">
          <table:table-cell table:number-columns-repeated="9"/>
          <table:covered-table-cell table:number-columns-repeated="9"/>
          <table:table-cell table:number-columns-repeated="1006"/>
        </table:table-row>
        <table:table-row table:style-name="ro21">
          <table:table-cell table:style-name="ce86" office:value-type="string">
            <text:p>NOM DE L'EQUIPE :</text:p>
          </table:table-cell>
          <table:table-cell table:style-name="ce136" table:number-columns-spanned="8" table:number-rows-spanned="1"/>
          <table:covered-table-cell table:number-columns-repeated="16"/>
          <table:table-cell table:number-columns-repeated="1006"/>
        </table:table-row>
        <table:table-row table:style-name="ro21">
          <table:table-cell table:style-name="ce86" office:value-type="string">
            <text:p>GROUPE :</text:p>
          </table:table-cell>
          <table:table-cell table:number-columns-repeated="8"/>
          <table:table-cell table:style-name="ce140" table:number-columns-spanned="4" table:number-rows-spanned="1"/>
          <table:covered-table-cell table:number-columns-repeated="3"/>
          <table:table-cell table:number-columns-repeated="1011"/>
        </table:table-row>
        <table:table-row table:style-name="ro21">
          <table:table-cell table:number-columns-repeated="1024"/>
        </table:table-row>
        <table:table-row table:style-name="ro28">
          <table:table-cell table:style-name="ce87"/>
          <table:table-cell table:style-name="ce103"/>
          <table:table-cell table:style-name="ce106" office:value-type="string">
            <text:p>23/01</text:p>
          </table:table-cell>
          <table:table-cell table:style-name="ce118"/>
          <table:table-cell table:style-name="ce106" office:value-type="string">
            <text:p>30/01</text:p>
          </table:table-cell>
          <table:table-cell table:style-name="ce127" office:value-type="string">
            <text:p><text:s/>3 LS à placer</text:p>
          </table:table-cell>
          <table:table-cell table:style-name="ce127" table:number-columns-repeated="2"/>
          <table:table-cell table:style-name="ce118"/>
          <table:table-cell table:style-name="ce106" office:value-type="string">
            <text:p>6/02</text:p>
          </table:table-cell>
          <table:table-cell table:style-name="ce127" office:value-type="string">
            <text:p>2LS à placer</text:p>
          </table:table-cell>
          <table:table-cell table:style-name="ce127"/>
          <table:table-cell table:style-name="ce118"/>
          <table:table-cell table:style-name="ce106" office:value-type="string">
            <text:p>13/02</text:p>
          </table:table-cell>
          <table:table-cell table:style-name="ce127"/>
          <table:table-cell table:style-name="ce145" office:value-type="string">
            <text:p>5 LS</text:p>
          </table:table-cell>
          <table:table-cell table:style-name="ce145"/>
          <table:table-cell table:style-name="ce149"/>
          <table:table-cell table:number-columns-repeated="1006"/>
        </table:table-row>
        <table:table-row table:style-name="ro25">
          <table:table-cell table:style-name="ce88" office:value-type="string">
            <text:p>séances encadrées <text:span text:style-name="T1">ENC</text:span> ou Libres <text:span text:style-name="T1">LS</text:span></text:p>
          </table:table-cell>
          <table:table-cell table:style-name="ce103"/>
          <table:table-cell table:style-name="ce107" office:value-type="string">
            <text:p>ENC</text:p>
          </table:table-cell>
          <table:table-cell table:style-name="ce119" office:value-type="string">
            <text:p>ENC</text:p>
          </table:table-cell>
          <table:table-cell table:style-name="ce107" office:value-type="string">
            <text:p>ENC</text:p>
          </table:table-cell>
          <table:table-cell table:style-name="ce107" office:value-type="string">
            <text:p>LS</text:p>
          </table:table-cell>
          <table:table-cell table:style-name="ce107" office:value-type="string">
            <text:p>ENC</text:p>
          </table:table-cell>
          <table:table-cell table:style-name="ce107" office:value-type="string">
            <text:p>LS</text:p>
          </table:table-cell>
          <table:table-cell table:style-name="ce119" office:value-type="string">
            <text:p>LS</text:p>
          </table:table-cell>
          <table:table-cell table:style-name="ce107" office:value-type="string">
            <text:p>ENC</text:p>
          </table:table-cell>
          <table:table-cell table:style-name="ce107" office:value-type="string">
            <text:p>LS</text:p>
          </table:table-cell>
          <table:table-cell table:style-name="ce107" office:value-type="string">
            <text:p>ENC</text:p>
          </table:table-cell>
          <table:table-cell table:style-name="ce119" office:value-type="string">
            <text:p>LS</text:p>
          </table:table-cell>
          <table:table-cell table:number-columns-repeated="2" table:style-name="ce107" office:value-type="string">
            <text:p>LS</text:p>
          </table:table-cell>
          <table:table-cell table:number-columns-repeated="3" table:style-name="ce119" office:value-type="string">
            <text:p>LS</text:p>
          </table:table-cell>
          <table:table-cell table:number-columns-repeated="1006"/>
        </table:table-row>
        <table:table-row table:style-name="ro23">
          <table:table-cell table:style-name="ce6" office:value-type="string">
            <text:p>TACHES</text:p>
          </table:table-cell>
          <table:table-cell table:style-name="ce29"/>
          <table:table-cell table:style-name="ce108" office:value-type="string">
            <text:p>S1</text:p>
          </table:table-cell>
          <table:table-cell table:style-name="ce120" office:value-type="string">
            <text:p>S2</text:p>
          </table:table-cell>
          <table:table-cell table:style-name="ce120" office:value-type="string">
            <text:p>S3</text:p>
          </table:table-cell>
          <table:table-cell table:style-name="ce120" office:value-type="string">
            <text:p>S4</text:p>
          </table:table-cell>
          <table:table-cell table:style-name="ce120" office:value-type="string">
            <text:p>S5</text:p>
          </table:table-cell>
          <table:table-cell table:style-name="ce131" office:value-type="string">
            <text:p>S6</text:p>
          </table:table-cell>
          <table:table-cell table:style-name="ce120" office:value-type="string">
            <text:p>S7</text:p>
          </table:table-cell>
          <table:table-cell table:style-name="ce108" office:value-type="string">
            <text:p>S8</text:p>
          </table:table-cell>
          <table:table-cell table:style-name="ce120" office:value-type="string">
            <text:p>S9</text:p>
          </table:table-cell>
          <table:table-cell table:style-name="ce120" office:value-type="string">
            <text:p>S10</text:p>
          </table:table-cell>
          <table:table-cell table:style-name="ce120" office:value-type="string">
            <text:p>S11</text:p>
          </table:table-cell>
          <table:table-cell table:style-name="ce29" office:value-type="string">
            <text:p>S12</text:p>
          </table:table-cell>
          <table:table-cell table:style-name="ce29" office:value-type="string">
            <text:p>S13</text:p>
          </table:table-cell>
          <table:table-cell table:style-name="ce29" office:value-type="string">
            <text:p>S14</text:p>
          </table:table-cell>
          <table:table-cell table:style-name="ce29" office:value-type="string">
            <text:p>S15</text:p>
          </table:table-cell>
          <table:table-cell table:style-name="ce29" office:value-type="string">
            <text:p>S16</text:p>
          </table:table-cell>
          <table:table-cell table:number-columns-repeated="1006"/>
        </table:table-row>
        <table:table-row table:style-name="ro21">
          <table:table-cell table:style-name="ce89" office:value-type="string">
            <text:p>CHEF DE <text:s/>PROJET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3"/>
          <table:table-cell table:style-name="ce104" table:number-columns-repeated="5"/>
          <table:table-cell table:number-columns-repeated="1006"/>
        </table:table-row>
        <table:table-row table:style-name="ro21">
          <table:table-cell table:style-name="ce90" office:value-type="string">
            <text:p>DUPONT PIERRE</text:p>
          </table:table-cell>
          <table:table-cell table:style-name="ce104" office:value-type="string">
            <text:p>DP</text:p>
          </table:table-cell>
          <table:table-cell table:style-name="ce110" office:value-type="string">
            <text:p>DP</text:p>
          </table:table-cell>
          <table:table-cell table:style-name="ce121" table:number-columns-repeated="2"/>
          <table:table-cell table:style-name="ce125"/>
          <table:table-cell table:style-name="ce125" office:value-type="string">
            <text:p>ABSENT</text:p>
          </table:table-cell>
          <table:table-cell table:style-name="ce133"/>
          <table:table-cell table:style-name="ce125"/>
          <table:table-cell table:style-name="ce141"/>
          <table:table-cell table:style-name="ce125" table:number-columns-repeated="3"/>
          <table:table-cell table:style-name="ce122" table:number-columns-repeated="3"/>
          <table:table-cell table:style-name="ce104" table:number-columns-repeated="2"/>
          <table:table-cell table:number-columns-repeated="1006"/>
        </table:table-row>
        <table:table-row table:style-name="ro21">
          <table:table-cell table:style-name="ce91" office:value-type="string">
            <text:p>VEYRAC MARC</text:p>
          </table:table-cell>
          <table:table-cell table:style-name="ce104" office:value-type="string">
            <text:p>VM</text:p>
          </table:table-cell>
          <table:table-cell table:style-name="ce111"/>
          <table:table-cell table:style-name="ce122" office:value-type="string">
            <text:p>ABSENT</text:p>
          </table:table-cell>
          <table:table-cell table:style-name="ce125"/>
          <table:table-cell table:style-name="ce128"/>
          <table:table-cell table:style-name="ce130"/>
          <table:table-cell table:style-name="ce134"/>
          <table:table-cell table:style-name="ce130"/>
          <table:table-cell table:style-name="ce141"/>
          <table:table-cell table:style-name="ce125" table:number-columns-repeated="6"/>
          <table:table-cell table:style-name="ce126" table:number-columns-repeated="2"/>
          <table:table-cell table:number-columns-repeated="1006"/>
        </table:table-row>
        <table:table-row table:style-name="ro21">
          <table:table-cell table:style-name="ce92" office:value-type="string">
            <text:p>MARTIN PIERRE</text:p>
          </table:table-cell>
          <table:table-cell table:style-name="ce104" office:value-type="string">
            <text:p>MP</text:p>
          </table:table-cell>
          <table:table-cell table:style-name="ce111"/>
          <table:table-cell table:style-name="ce122"/>
          <table:table-cell table:style-name="ce125" table:number-columns-repeated="3"/>
          <table:table-cell table:style-name="ce133"/>
          <table:table-cell table:style-name="ce122"/>
          <table:table-cell table:style-name="ce142"/>
          <table:table-cell table:style-name="ce143" table:number-columns-repeated="2"/>
          <table:table-cell table:style-name="ce122" table:number-columns-repeated="4"/>
          <table:table-cell table:style-name="ce104" table:number-columns-repeated="2"/>
          <table:table-cell table:number-columns-repeated="1006"/>
        </table:table-row>
        <table:table-row table:style-name="ro21">
          <table:table-cell table:style-name="ce93"/>
          <table:table-cell table:style-name="ce104"/>
          <table:table-cell table:style-name="ce111"/>
          <table:table-cell table:style-name="ce122"/>
          <table:table-cell table:style-name="ce125" table:number-columns-repeated="3"/>
          <table:table-cell table:style-name="ce133"/>
          <table:table-cell table:style-name="ce122"/>
          <table:table-cell table:style-name="ce111"/>
          <table:table-cell table:style-name="ce122" table:number-columns-repeated="2"/>
          <table:table-cell table:style-name="ce144" table:number-columns-repeated="3"/>
          <table:table-cell table:style-name="ce122"/>
          <table:table-cell table:style-name="ce104" table:number-columns-repeated="2"/>
          <table:table-cell table:number-columns-repeated="1006"/>
        </table:table-row>
        <table:table-row table:style-name="ro21">
          <table:table-cell table:style-name="ce94"/>
          <table:table-cell table:style-name="ce104"/>
          <table:table-cell table:style-name="ce111"/>
          <table:table-cell table:style-name="ce122"/>
          <table:table-cell table:style-name="ce125" table:number-columns-repeated="3"/>
          <table:table-cell table:style-name="ce133"/>
          <table:table-cell table:style-name="ce122"/>
          <table:table-cell table:style-name="ce111"/>
          <table:table-cell table:style-name="ce122" table:number-columns-repeated="5"/>
          <table:table-cell table:style-name="ce146"/>
          <table:table-cell table:style-name="ce147" table:number-columns-repeated="2"/>
          <table:table-cell table:number-columns-repeated="1006"/>
        </table:table-row>
        <table:table-row table:style-name="ro29">
          <table:table-cell table:style-name="ce95" office:value-type="string">
            <text:p>ETUDE PREALABLE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0">
          <table:table-cell table:style-name="ce96" office:value-type="string">
            <text:p>Modèle de contexte MC</text:p>
          </table:table-cell>
          <table:table-cell table:style-name="ce65"/>
          <table:table-cell table:style-name="ce112"/>
          <table:table-cell table:style-name="ce123" table:number-columns-repeated="4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97" office:value-type="string">
            <text:p>Dessin+AGL</text:p>
          </table:table-cell>
          <table:table-cell table:style-name="ce65"/>
          <table:table-cell table:style-name="ce113" office:value-type="string">
            <text:p>DP + MP</text:p>
          </table:table-cell>
          <table:table-cell table:style-name="ce124" office:value-type="string">
            <text:p>DP + MP</text:p>
          </table:table-cell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97" office:value-type="string">
            <text:p>Commentaire</text:p>
          </table:table-cell>
          <table:table-cell table:style-name="ce65"/>
          <table:table-cell table:style-name="ce109"/>
          <table:table-cell table:style-name="ce138" office:value-type="string">
            <text:p>VM</text:p>
          </table:table-cell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1">
          <table:table-cell table:style-name="ce96" office:value-type="string">
            <text:p>Diagramme des flux DFD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97" office:value-type="string">
            <text:p>Dessin</text:p>
          </table:table-cell>
          <table:table-cell table:style-name="ce65"/>
          <table:table-cell table:style-name="ce109"/>
          <table:table-cell table:style-name="ce65"/>
          <table:table-cell table:style-name="ce124" office:value-type="string">
            <text:p>DP + MP</text:p>
          </table:table-cell>
          <table:table-cell table:style-name="ce139" office:value-type="string">
            <text:p>DP + MP</text:p>
          </table:table-cell>
          <table:table-cell table:style-name="ce12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2">
          <table:table-cell table:style-name="ce97" office:value-type="string">
            <text:p>Commentaire</text:p>
          </table:table-cell>
          <table:table-cell table:style-name="ce65"/>
          <table:table-cell table:style-name="ce109"/>
          <table:table-cell table:style-name="ce65"/>
          <table:table-cell table:style-name="ce138" office:value-type="string">
            <text:p>VM</text:p>
          </table:table-cell>
          <table:table-cell table:style-name="ce123" table:number-columns-repeated="2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98" office:value-type="string">
            <text:p>Processus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97" office:value-type="string">
            <text:p>Dessin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2"/>
          <table:table-cell table:number-columns-repeated="2" table:style-name="ce124" office:value-type="string">
            <text:p>DP + MP</text:p>
          </table:table-cell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3">
          <table:table-cell table:style-name="ce97" office:value-type="string">
            <text:p>Commentaire</text:p>
          </table:table-cell>
          <table:table-cell table:style-name="ce65"/>
          <table:table-cell table:style-name="ce109"/>
          <table:table-cell table:style-name="ce65"/>
          <table:table-cell table:style-name="ce123"/>
          <table:table-cell table:style-name="ce129" office:value-type="string">
            <text:p>VM</text:p>
          </table:table-cell>
          <table:table-cell table:style-name="ce12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4">
          <table:table-cell table:style-name="ce99" office:value-type="string">
            <text:p>Diagnoctics</text:p>
          </table:table-cell>
          <table:table-cell table:style-name="ce65"/>
          <table:table-cell table:style-name="ce113" office:value-type="string">
            <text:p>VM</text:p>
          </table:table-cell>
          <table:table-cell table:style-name="ce65"/>
          <table:table-cell table:style-name="ce123" table:number-columns-repeated="3"/>
          <table:table-cell table:style-name="ce132"/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100" office:value-type="string">
            <text:p>Orientations futures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2"/>
          <table:table-cell table:number-columns-repeated="2" table:style-name="ce113" office:value-type="string">
            <text:p>VM</text:p>
          </table:table-cell>
          <table:table-cell table:style-name="ce65"/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101" office:value-type="string">
            <text:p>Rédaction Intro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124" office:value-type="string">
            <text:p>VM</text:p>
          </table:table-cell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5">
          <table:table-cell table:style-name="ce101" office:value-type="string">
            <text:p>Mise en forme dossier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3"/>
          <table:table-cell table:style-name="ce132"/>
          <table:table-cell table:style-name="ce124" office:value-type="string">
            <text:p>DP + MP</text:p>
          </table:table-cell>
          <table:table-cell table:style-name="ce109"/>
          <table:table-cell table:style-name="ce65" table:number-columns-repeated="8"/>
          <table:table-cell table:number-columns-repeated="1006"/>
        </table:table-row>
        <table:table-row table:style-name="ro36">
          <table:table-cell table:style-name="ce101" office:value-type="string">
            <text:p>Fin du Rapport d'Obs</text:p>
          </table:table-cell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135" office:value-type="string">
            <text:p>FIN</text:p>
          </table:table-cell>
          <table:table-cell table:style-name="ce123"/>
          <table:table-cell table:style-name="ce65" table:number-columns-repeated="8"/>
          <table:table-cell table:number-columns-repeated="1006"/>
        </table:table-row>
        <table:table-row table:style-name="ro21">
          <table:table-cell table:style-name="ce95"/>
          <table:table-cell table:style-name="ce104"/>
          <table:table-cell table:style-name="ce114"/>
          <table:table-cell table:style-name="ce104"/>
          <table:table-cell table:style-name="ce126" table:number-columns-repeated="4"/>
          <table:table-cell table:style-name="ce104" table:number-columns-repeated="10"/>
          <table:table-cell table:number-columns-repeated="1006"/>
        </table:table-row>
        <table:table-row table:style-name="ro21">
          <table:table-cell table:style-name="ce96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>
          <table:table-cell table:style-name="ce97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>
          <table:table-cell table:style-name="ce96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 table:number-rows-repeated="3">
          <table:table-cell table:style-name="ce97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 table:number-rows-repeated="4">
          <table:table-cell table:style-name="ce96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>
          <table:table-cell table:style-name="ce98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>
          <table:table-cell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37">
          <table:table-cell table:style-name="ce98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 table:number-rows-repeated="4">
          <table:table-cell table:style-name="ce98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21">
          <table:table-cell table:style-name="ce101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8"/>
          <table:table-cell table:style-name="ce148"/>
          <table:table-cell table:style-name="ce150" office:value-type="string">
            <text:p>FIN</text:p>
          </table:table-cell>
          <table:table-cell table:number-columns-repeated="1006"/>
        </table:table-row>
        <table:table-row table:style-name="ro21" table:number-rows-repeated="2">
          <table:table-cell table:style-name="ce98"/>
          <table:table-cell table:style-name="ce65"/>
          <table:table-cell table:style-name="ce109"/>
          <table:table-cell table:style-name="ce65"/>
          <table:table-cell table:style-name="ce123" table:number-columns-repeated="4"/>
          <table:table-cell table:style-name="ce65" table:number-columns-repeated="10"/>
          <table:table-cell table:number-columns-repeated="1006"/>
        </table:table-row>
        <table:table-row table:style-name="ro38">
          <table:table-cell table:style-name="ce102" office:value-type="string">
            <text:p>contraintes</text:p>
          </table:table-cell>
          <table:table-cell table:style-name="ce3" office:value-type="string">
            <text:p>vous devez prévoir le planning prévisionnel de tout le projet au démarrage (en bleu) selon les circontances vous rajoutez de la couleur</text:p>
          </table:table-cell>
          <table:table-cell table:style-name="ce3" table:number-columns-repeated="1022"/>
        </table:table-row>
        <table:table-row table:style-name="ro36">
          <table:table-cell table:style-name="ce25" office:value-type="string">
            <text:p>légende</text:p>
          </table:table-cell>
          <table:table-cell/>
          <table:table-cell table:style-name="ce115"/>
          <table:table-cell office:value-type="string">
            <text:p>tâches prévisionnelles</text:p>
          </table:table-cell>
          <table:table-cell table:number-columns-repeated="1020"/>
        </table:table-row>
        <table:table-row table:style-name="ro39">
          <table:table-cell table:number-columns-repeated="2"/>
          <table:table-cell table:style-name="ce116"/>
          <table:table-cell office:value-type="string">
            <text:p>tâches en avance sur le planning</text:p>
          </table:table-cell>
          <table:table-cell table:number-columns-repeated="3"/>
          <table:table-cell office:value-type="string">
            <text:p>provoque un avancement des tâches</text:p>
          </table:table-cell>
          <table:table-cell table:number-columns-repeated="1016"/>
        </table:table-row>
        <table:table-row table:style-name="ro36">
          <table:table-cell table:number-columns-repeated="2"/>
          <table:table-cell table:style-name="ce47"/>
          <table:table-cell office:value-type="string">
            <text:p>tâches en retard sur le planning</text:p>
          </table:table-cell>
          <table:table-cell table:number-columns-repeated="3"/>
          <table:table-cell office:value-type="string">
            <text:p>provoque un décalage des tâches</text:p>
          </table:table-cell>
          <table:table-cell table:number-columns-repeated="1016"/>
        </table:table-row>
        <table:table-row table:style-name="ro36">
          <table:table-cell table:number-columns-repeated="2"/>
          <table:table-cell table:style-name="ce117"/>
          <table:table-cell office:value-type="string">
            <text:p>date butoir</text:p>
          </table:table-cell>
          <table:table-cell table:number-columns-repeated="1020"/>
        </table:table-row>
        <table:table-row table:style-name="ro21" table:number-rows-repeated="1048519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2" svg:font-family="Arial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date-style style:name="N106">
      <number:day/>
      <number:text>/</number:text>
      <number:month/>
    </number:dat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815cm" fo:margin-bottom="1.854cm" fo:margin-left="0.813cm" fo:margin-right="0.381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3.251cm" fo:margin-bottom="3.251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landscape" fo:margin-top="1.565cm" fo:margin-bottom="1.538cm" fo:margin-left="0.813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16/04/2015</text:date>, <text:time>10:1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MMT</meta:initial-creator>
    <meta:creation-date>2002-03-14T22:50:07Z</meta:creation-date>
    <dc:date>2015-04-16T10:12:22.52</dc:date>
    <meta:print-date>2009-01-02T17:12:03Z</meta:print-date>
    <meta:editing-cycles>32</meta:editing-cycles>
    <meta:editing-duration>PT1H43M36S</meta:editing-duration>
    <meta:document-statistic meta:table-count="3" meta:cell-count="25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